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>
        <style:tab-stops>
          <style:tab-stop style:position="7.366cm"/>
        </style:tab-stops>
      </style:paragraph-properties>
    </style:style>
    <style:style style:name="P4" style:family="paragraph" style:parent-style-name="Normal">
      <style:paragraph-properties fo:break-before="page">
        <style:tab-stops>
          <style:tab-stop style:position="11.633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2.87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3.776cm"/>
        </style:tab-stops>
      </style:paragraph-properties>
    </style:style>
    <style:style style:name="P7" style:family="paragraph" style:parent-style-name="Heading_20_1" style:master-page-name="MP0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1d22af"/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9.684cm"/>
          <style:tab-stop style:position="11.411cm"/>
        </style:tab-stops>
      </style:paragraph-properties>
      <style:text-properties officeooo:paragraph-rsid="001d22af"/>
    </style:style>
    <style:style style:name="P11" style:family="paragraph" style:parent-style-name="Normal">
      <style:paragraph-properties fo:break-before="page"/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1.536cm"/>
          <style:tab-stop style:position="4.389cm"/>
        </style:tab-stops>
      </style:paragraph-properties>
      <style:text-properties officeooo:paragraph-rsid="001d22a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l" fo:country="GR" style:language-asian="el" style:country-asian="GR" style:language-complex="el" style:country-complex="GR"/>
    </style:style>
    <style:style style:name="T3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fo:language="en" fo:country="GB" style:language-asian="el" style:country-asian="GR" style:language-complex="el" style:country-complex="GR"/>
    </style:style>
    <style:style style:name="T7" style:family="text">
      <style:text-properties fo:language="it" fo:country="IT" style:language-asian="el" style:country-asian="GR" style:language-complex="el" style:country-complex="GR"/>
    </style:style>
    <style:style style:name="T8" style:family="text">
      <style:text-properties fo:language="it" fo:country="IT" style:language-asian="en" style:country-asian="US" style:language-complex="en" style:country-complex="US"/>
    </style:style>
    <style:style style:name="T9" style:family="text">
      <style:text-properties fo:language="de" fo:country="DE" style:language-asian="el" style:country-asian="GR" style:language-complex="el" style:country-complex="G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d2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GALENI ARS MEDICA.</text:h>
      <text:p text:style-name="Normal">i res fimt omnes doctrinae, quae ordine comparantur.<text:line-break/>Prima quidem ex finis notione, quae per resolutionem fit;<text:line-break/>fecunda ex compositione eorum, quae per resolutionem<text:line-break/>fuernntf nventa; tertia ex definitionis dissolutione, quam<text:line-break/>nunc instituimus. Licet autem hujuscemodi doctrinam<text:line-break/>vocare non tantum definitionis dissolutionem, sied et ex-<text:line-break/>plicationem, ut nonnulli nominarunt, vel resolutionem,<text:line-break/>vel divisionem, vel (ut nonnulli alii) explanationem, vel<text:line-break/>exp<text:span text:style-name="Default_20_Paragraph_20_Font"><text:span text:style-name="T1">o</text:span></text:span>sitionem, ut alii. Ac conati quidem sunt et Hero-<text:line-break/>philiorum quidam talem facere doctrinam, quemadmo.<text:line-break/>dum Heraclides Erythraeus. Conati sunt autem et eam,</text:p>
      <text:p text:style-name="P1"/>
      <text:p text:style-name="Normal">quae per compositionem, et ipsi Herophilii, et quidam<text:line-break/>Erafistrati sectatores; et Athenaeus Attaleus. Nemo te.<text:line-break/>men ante nos eam, quae oritur a notione finis, scripsit,<text:line-break/>ex qua omnes artes methodo constituuntur; fed illam<text:line-break/>quidem alio in opere pertractavimus. Hic vero desini.<text:line-break/>tivam constituemus doctrinam: quantum enim ab ea,<text:line-break/>quae per resolutionem fit, et dignitate, et methodo re-<text:line-break/>mota est, tantum et ad totius compendium, et .ad par-<text:line-break/>ticularium memoriam praestare invenietur; commode<text:line-break/>namque ac facile memoriae mandantur universa ex de-<text:line-break/>finitionis dissolutione, quoniam totius artis capita in st<text:line-break/>optima definitio complectitur, quam quidam substantia-<text:line-break/>lem nominant, distinguuutque, oppositam aliis, quae no-<text:line-break/>tionales appellantur. lllae siquidem ab accidentibus,<text:line-break/>quae insunt rebus definitis, hae vero ab ipsa essentia<text:line-break/>constituuntur. Elaboratum autem est a nobis particula-<text:line-break/>tim totius medicae speculationis opus; et in pluribus<text:line-break/>conscriptum tractatibus, quibus ad tres doctrinas uti</text:p>
      <text:p text:style-name="P1">licet. Nunc vero definitivam aggrediemur, si hoc tan-<text:line-break/>tam addiderimus, nos sola capita et ut conclusio-<text:line-break/>nes e<text:span text:style-name="Default_20_Paragraph_20_Font"><text:span text:style-name="T1">o</text:span></text:span>rum, quae fusius demonstrata sunt, nunc esse tra-<text:line-break/>dita<text:span text:style-name="Default_20_Paragraph_20_Font"><text:span text:style-name="T1">to</text:span></text:span>s.</text:p>
      <text:h text:style-name="Heading_20_2" text:outline-level="2">Cap. I. </text:h>
      <text:p text:style-name="P9">Medicina est scientia salubrium, et insa-<text:line-break/>labrium, et neutrorum. Nihil vero differt, si quis loco<text:line-break/>insalubrium aegrorum dixerit. .Nomen quidem scientiae<text:line-break/>c<text:span text:style-name="Default_20_Paragraph_20_Font"><text:span text:style-name="T1">o</text:span></text:span>mmuniter et non proprie accipere oportet Salubre<text:line-break/>autem, et infalubre, et neutrum, unumquodque tripli-<text:line-break/>citer dicitur: primo quidem ut corpus, secundo autem<text:line-break/>ut causa, tertio vero ut signum. Etenim corpus, quod<text:line-break/>sanitatem continet; et cau<text:span text:style-name="Default_20_Paragraph_20_Font"><text:span text:style-name="T1">t</text:span></text:span>am, quae ip<text:span text:style-name="Default_20_Paragraph_20_Font"><text:span text:style-name="T1">t</text:span></text:span>am efficit et.<text:line-break/>c<text:span text:style-name="Default_20_Paragraph_20_Font"><text:span text:style-name="T1">o</text:span></text:span>nservat; et signum, quod indicat; haec omnia fa-<text:line-break/>labris Graeci vocitant. Eodem modo et susceptiva<text:line-break/>morborum corpora, et morbos efficientes conservantes-<text:line-break/>que causas, et signa indicantia, insalubria vocant. At-<text:line-break/>que eadem ratione corpora neutra, causias signaque dis<text:line-break/>rerunt At prima quidem ratione scientia est causa.</text:p>
      <text:p text:style-name="P1">rum salubrium medicina ; jam vero propter eas et<text:line-break/>aliarum ; fecunda vero insalubrium ; tertia denique nes-<text:line-break/>trarutn. Ac Iane et post has corporum, prima quidem<text:line-break/>et hic salubrium, fecunda insalubrium , tertia neutrorum.<text:line-break/>Atque de signis eadem ratione .licendum. In artis autest<text:line-break/>actionibus prius quidem est corporum dignotio, ex ligni.<text:line-break/>videlicet; postea vero causarum, quae in ipsis sunt, is.<text:line-break/>ventio. sed quoniam et effectivum, et indicativus:,<text:line-break/>et susceptivum, dupliciter unumquodque dicitur; huc<text:line-break/>quidem simpliciter; hoc vero. ut nunc; nosse <text:span text:style-name="Default_20_Paragraph_20_Font"><text:span text:style-name="T1">o</text:span></text:span>portet,<text:line-break/>medicinam esse utrorumque scientiam. Sed et ipsum sint-<text:line-break/>pliciter duobus dicitur modis , et quod semper ; et quod<text:line-break/>ut multum ; et utrorumque medicina est scientia. ista-<text:line-break/>tra.vero, et causa, et corpus, et signum, et quod fiat-<text:line-break/>pliciter dicitur, et quod ut nunc, tripliciter unumqucd-<text:line-break/>que enunciatur; hoc quidem, quia neutrius contrario-<text:line-break/>rum est particeps; hoc vero, quia utriusque; hoc vero,<text:line-break/>quia aliquando hujus, aliquando illius. Horum autem</text:p>
      <text:p text:style-name="P1">ipsorum fecundum rnrfus duobus dicitur modis ; aliquam<text:line-break/>do quidem, quia utriusque contrariorum ex aequo est<text:line-break/>particeps, aliquando vero, quia plus alterius. Est: vero<text:line-break/>et m tota. definitione dictionis ambiguitas quaedam,<text:line-break/>quam et ipfam diluere oportet. Quum enim dicitur, me-<text:line-break/>diciuam esse scientiam et salubrium, et insalubrium, et<text:line-break/>neutr<text:span text:style-name="Default_20_Paragraph_20_Font"><text:span text:style-name="T1">o</text:span></text:span>rum, significatur et quod omnium particularium,.<text:line-break/>significatur et quod qualium, significatur et quod quo-<text:line-break/>tundam. Sed quod omnium quidem indefinitum est at-<text:line-break/>qae impossibile; quod. autem quorundam, imperfectum<text:line-break/>atque ab arte alienum; quod vero qualium, artificiosum<text:line-break/>pariter atque sufficiens ad omnia artis particularia,<text:line-break/>quod etiam dicimus in medicinae definitione compre-<text:line-break/>tendi Primum igitur a corporibus auspicabimur, qua-<text:line-break/>lianatn sint, tum salubria, tum insalubria, tum neutra,<text:line-break/>et postea de signis et causis disseremus.</text:p>
      <text:h text:style-name="Heading_20_2" text:outline-level="2">Cap. li. </text:h>
      <text:p text:style-name="P9">Salubre simpliciter corpus est, quod ab<text:line-break/>ipfo quidem ortu simplicibus ac primis partibus probe</text:p>
      <text:p text:style-name="P1">temperatum est; in organis vero, quae ex illis compo-<text:line-break/>nttnlur, est commoderatam. Salubre autem nunc est<text:line-break/>corpus, quod in praesenti est sanum; est vero hoc, quo<text:line-break/>tempore Ianum existit, et probe temperatum et comitto-<text:line-break/>iteratum, non optima <text:span text:style-name="Default_20_Paragraph_20_Font"><text:span text:style-name="T1">a</text:span></text:span>c summa et temperie et Iym.-<text:line-break/>inetria, sed libi propria. lplitts vero salubris simpliciter<text:line-break/>corporis perpetuo quidem est id , quod et temperatius-<text:line-break/>mum, et commoderatissimum est; ut multum autem,<text:line-break/>quod ab optima constitutione non admodum discedit.<text:line-break/>Insalubre vero simpliciter est corpus, quod ab ortu vel<text:line-break/>similaribus partibus intemperatum, Vet organicis incom-<text:line-break/>moderatum, vel utrumque est. lnsalubre vero nunc est<text:line-break/>c<text:span text:style-name="Default_20_Paragraph_20_Font"><text:span text:style-name="T1">o</text:span></text:span>rpus, quod eo tempore, quo t<text:span text:style-name="Default_20_Paragraph_20_Font"><text:span text:style-name="T1">a</text:span></text:span>le dicitur, aegrotat.<text:line-break/>PetIpicuum autem est, et id, quo tempore aegrum esse<text:line-break/>dicitur, aut similaribus partibus intemperatum, aut or-<text:line-break/>ganicis incommoderatum , aut utrumque esse. Atque<text:line-break/>semper insalubre est, quod ab ipso ortu aut simplicibus<text:line-break/>prhni.sque partibus vel omnibus. , vel quibusdam, vel<text:line-break/>principibus, intemueratissimum est, aut organicis lucum-</text:p>
      <text:p text:style-name="P1">m<text:span text:style-name="Default_20_Paragraph_20_Font"><text:span text:style-name="T1">o</text:span></text:span>deratissimum existit, iisque similiter, vel omnibus,<text:line-break/>vel quibusdam, vel maxime praecipuis. Ut multum<text:line-break/>ver<text:span text:style-name="Default_20_Paragraph_20_Font"><text:span text:style-name="T1">o</text:span></text:span> insalubre est corpus, quod ab hujus quidem vitio<text:line-break/>recedit, nondum tamen in medio constitutum est. - Quo-<text:line-break/>riam vero et neutrum corpus tripliciter dicebatur;<text:line-break/>primum quidem, quod neutrius extremarum affectionum,<text:line-break/>fecundum, .quod utriusque, tertium, quod nunc hujus,<text:line-break/>nunc illius est particeps: juxta primum significatum<text:line-break/>neutrum erit corpus , quod exquisite medium est fala-<text:line-break/>berrimi etrinsaluberrimi corporis; et hujus hoc qui-<text:line-break/>dem simpliciter tale, quod ah ipso ortu ita constitutum<text:line-break/>est; hoc vero ut nunc, quod in praesenti saluberrimi atque<text:line-break/>infaluberrimi medium existit; ipsius autem simpliciter neu-<text:line-break/>trum, quod perpetuo quidem tale est, id in omnibus aetati-<text:line-break/>bus tale perdurat; quod vero ut multum, ini nonnullas<text:line-break/>recipit mutationes. .luxtavero secundum significatum .<text:line-break/>neutrum erit corpus, quod ah ortu contrariarum simul af-<text:line-break/>sectionum est particeps, aut in una parte, aut in dua-<text:line-break/>bus differentibus, in una quidem, si in altera agentium</text:p>
      <text:p text:style-name="P1">qualitatum oppositione, .vel utraque, etiam probe tem-<text:line-break/>peratum sit; fed in conformatione, vel magnitudine, vel<text:line-break/>numero partium , vel situ oblaeIum ; aut contra in his<text:line-break/>quidem recte fe habeat, vel omnibus, vel quibusdam,<text:line-break/>peccet autem in temperamento. In differentibus ver<text:span text:style-name="Default_20_Paragraph_20_Font"><text:span text:style-name="T1">o<text:line-break/></text:span></text:span>partibus, et per omnes oppositiones quodammodo po-<text:line-break/>test contrariorum simul esse particeps. Ac semper qui-<text:line-break/>dern tale, quod per omnes aetates simile permanet. llt<text:line-break/>multum vero, quod in aliquo permutatur. lta ver<text:span text:style-name="Default_20_Paragraph_20_Font"><text:span text:style-name="T1">o</text:span></text:span> et<text:line-break/>nunc neutrum erit corpus, juxta secundum significatum,<text:line-break/>vel quia in parte una haec quidem ipsi salubria exi-<text:line-break/>sttmt, illa vero insalubria, vel in differentibus ita assiri-<text:line-break/>tur partibus. Secundum vero tertium significatum neu-<text:line-break/>trum erit corpus, quod aliquando quidem salubre, ali-<text:line-break/>quando vero insalubre per vices existit, ut <text:span text:style-name="Default_20_Paragraph_20_Font"><text:span text:style-name="T1">n</text:span></text:span>onnullis ac-<text:line-break/>eidit, qui in pueritia salubres vigent, iit juventute iule-<text:line-break/>.fabres redduntur, aut contra. in uno autem tempore,<text:line-break/>quod ita esit neutrum, exquisite quidem consistere nequit,</text:p>
      <text:p text:style-name="P1">ampliori vero potest. Novimus autem, quod nunc da-<text:line-break/>pliciler dicitur. Salubre igitur, et insalubre, et neu-<text:line-break/>trum corpus quot modis dicatur, et quale nnumquod-<text:line-break/>que fit, abunde explicatum est.</text:p>
      <text:h text:style-name="Heading_20_2" text:outline-level="2">Cap. HI. </text:h>
      <text:p text:style-name="P9">De signis vero deinceps dicendum; sunt<text:line-break/>autem et ex his salubria quidem diagnostica, quaecunque<text:line-break/>praesentem indicant sanitatem, proguostica, quae fatu-<text:line-break/>vam praenunciant, et ananmestica, quae praeteritam me-<text:line-break/>moriae subji ciunt. Insalubria vero, quae. et morbum<text:line-break/>praesentem indicunt, et futurum praenu<text:span text:style-name="Default_20_Paragraph_20_Font"><text:span text:style-name="T1">n</text:span></text:span>ciant, atque<text:line-break/>praeteritum memoriae fubjiciunt. Eadem ratione et<text:line-break/>neutra alia neutram affecti<text:span text:style-name="Default_20_Paragraph_20_Font"><text:span text:style-name="T1">o</text:span></text:span>nem deprehendunt, praenun-<text:line-break/>ciant et mem<text:span text:style-name="Default_20_Paragraph_20_Font"><text:span text:style-name="T1">o</text:span></text:span>riae fubjiciunt, atque haec nihil omnino<text:line-break/>de affecti<text:span text:style-name="Default_20_Paragraph_20_Font"><text:span text:style-name="T1">o</text:span></text:span>nibus manifestant, vel nihilo magis salubrem,<text:line-break/>quam insalubrem affectionem divulgant; et quae partim<text:line-break/>quidem salubrem , partim vero insalubrem indicunt af-<text:line-break/>fecti<text:span text:style-name="Default_20_Paragraph_20_Font"><text:span text:style-name="T1">o</text:span></text:span>nem, et quae aliquando quidem salubrem, aliquau-<text:line-break/>do vero insalubrem,. et haec quoque secundum tria</text:p>
      <text:p text:style-name="P1">tempora , veluti salubria et insalubria. vocantur au-<text:line-break/>tem no<text:span text:style-name="Default_20_Paragraph_20_Font"><text:span text:style-name="T1">n</text:span></text:span>nunquam a^ veterioribus medicis haec omnia<text:line-break/>signa prognostica, tametsi. praesentia vel praeterita<text:line-break/>significant. Usus vero non parvus est ex praenuncianti-<text:line-break/>bus atque indicantibus, minor autem ex memoran-<text:line-break/>tibus.</text:p>
      <text:h text:style-name="Heading_20_2" text:outline-level="2">Cap. IV. </text:h>
      <text:p text:style-name="P9">Quum igitur sint salubria corpora, haec<text:line-break/>quidem simpliciter, haec vero ut nunc, quae et perpe-<text:line-break/>tuo bene valentia dicuntur; salubrium simpliciter ccrpc-<text:line-break/>rutu duplicem diximus esse differentiam ; quod nonnulla<text:line-break/>quidem perpetuo , nonnulla ver<text:span text:style-name="Default_20_Paragraph_20_Font"><text:span text:style-name="T1">o</text:span></text:span> ut multum sint talia.<text:line-break/>Perpetuo quidem , quae optimam constitutionem sortita<text:line-break/>sunt; ut multum vero, quae non magnopere ab illa re-<text:line-break/>cedunt. Horum autem dignotiones sumendae sunt ab iis,<text:line-break/>quae fecundum substantiae rationem ipsis insunt, et ab<text:line-break/>iis, quae ex necessitate consequuntur, tum acti<text:span text:style-name="Default_20_Paragraph_20_Font"><text:span text:style-name="T1">o</text:span></text:span>nibus,<text:line-break/>tum symptomatis, quae sane et accidentia proprie v<text:span text:style-name="Default_20_Paragraph_20_Font"><text:span text:style-name="T1">o</text:span></text:span>ca-<text:line-break/>mus. A substantia quidem ipsa eorum, quae optimae<text:line-break/>ruat constitutionis, c<text:span text:style-name="Default_20_Paragraph_20_Font"><text:span text:style-name="T1">o</text:span></text:span>mmoderatio similarium quidem</text:p>
      <text:p text:style-name="P1">partium in caliditate, frigiditate, humiditate et siccitate,<text:line-break/>organicarum vero in quantitate ac numero eorum, ex<text:line-break/>quibus componuntur, ac praeterea conformatione, et situ<text:line-break/>partium singularum totiusque organi. Ab his vero,<text:line-break/>quae ex necessitate consequuntur ru similaribus partibus,<text:line-break/>ut quatenus ad tactum [pectat, commoderatio mollitiei<text:line-break/>ac duriti<text:span text:style-name="Default_20_Paragraph_20_Font"><text:span text:style-name="T1">e</text:span></text:span>i, quatenus autem ad visum, coloris probitas,<text:line-break/>et laevitatts atque asperitatis mediocritas.. lu rationi-<text:line-break/>bus vero perfectio, quam et ipsarum integritatem appel-<text:line-break/>lamas. Ab his vero, quae organicas partes comitantur,<text:line-break/>in organorum universi corporis et symmetria let pulchritu-<text:line-break/>dine, ac praeterea in earum, quae ipsis sunt, actionum iu-<text:line-break/>tegritate. Optimae igitur constitutionis corporum signa<text:line-break/>indicantia sunt haec. Eorum autem, quae ab ipsa re-<text:line-break/>cedunt, led adhuc salubria existunt, nonnulla quidem<text:line-break/>iu similarium partium temperie vitium aliquod leve fub-<text:line-break/>eunt, nonnulla vero in organorum commoderatione , et<text:line-break/>id quoque perexiguum , atque vel omnium, vel quo<text:span text:style-name="Default_20_Paragraph_20_Font"><text:span text:style-name="T1">r</text:span></text:span>un-<text:line-break/>dam, vel utrorumque. Vitiorum vero genera eadem</text:p>
      <text:p text:style-name="P1">sunt ac quae integritatem perficiunt, temperies quidem<text:line-break/>in similaribus, numerus autem et conformatio et ma-<text:line-break/>gnitudo et litus in organicis ; utrisque vero partibus com-<text:line-break/>munis unitas, quam et ipsorum continuitatem appellamus.<text:line-break/>in his autem ipsis generibus sunt corporum insalubrium vi-<text:line-break/>tia fecundum utrumque insalubris significatum. Terminus<text:line-break/>autem, qui utrumque distinguit, est actionum laesio seu-<text:line-break/>silis ac manifesta.. Quae vero ab optima corporum con-<text:line-break/>fututione paulum dimoventur, re vera quidem et<text:line-break/>ipsa in aliquo laesa sunt, non tamen id fen<text:span text:style-name="Default_20_Paragraph_20_Font"><text:span text:style-name="T1">t</text:span></text:span>a depre-<text:line-break/>henditur. Haec autem distinguuntur, quod validius aut<text:line-break/>imbecillius actiones obeant, morbisicisque causis relucten-<text:line-break/>tur. At simpliciter insalubria corpora distinguuntur, quod<text:line-break/>facile a causis insalubribus superentur, quodque mul-<text:line-break/>tum ab actionum integritate deficiant. lu medio<text:line-break/>autem amborum constituuntur neutra, tum quae fim-<text:line-break/>plicitate appellantur, tum quae cum latitudine qua-<text:line-break/>datn. Ac dividitur totius sanitatis latitudo lu tres</text:p>
      <text:p text:style-name="P1">partes, multam et ni<text:span text:style-name="Default_20_Paragraph_20_Font"><text:span text:style-name="T1">t</text:span></text:span>as latitudinem habentes, qua-<text:line-break/>rum prima quidem erit salubrium corporum, fec<text:span text:style-name="Default_20_Paragraph_20_Font"><text:span text:style-name="T1">n</text:span></text:span>n-<text:line-break/>da neutrorum, tertia insalubrium, quibus succedunt<text:line-break/>deinceps, quae jam aegrotant corpora, manifestis sen-<text:line-break/><text:span text:style-name="Default_20_Paragraph_20_Font"><text:span text:style-name="T1">t</text:span></text:span>ui actionum laesionibus distincta. Quae igitur dolori-<text:line-break/>bus afficiuntur, et quorum motus sunt depravati, aut<text:line-break/>omnino perditi, manifestas habent notas. Quae vero<text:line-break/>nnberilles edunt actiones, in magnis quidem decessibus<text:line-break/>facile discernuntur, in minoribus vero ambigua stant, at-<text:line-break/>que idcirco in eo genere noxae consistit affectio neu-<text:line-break/>trius contrariorum particeps, quam et ipsam neutram<text:line-break/>diximus appellari; qutun haec omnia <text:span text:style-name="Default_20_Paragraph_20_Font"><text:span text:style-name="T1">t</text:span></text:span>enso iudicentur,<text:line-break/>non ipsis rerum natura, periculum enim esset, ne in<text:line-break/>dogma <text:span text:style-name="Default_20_Paragraph_20_Font"><text:span text:style-name="T2">ἀειπαθε</text:span></text:span><text:span text:style-name="Default_20_Paragraph_20_Font"><text:span text:style-name="T4">ΐας</text:span></text:span><text:span text:style-name="Default_20_Paragraph_20_Font"><text:span text:style-name="T5">, </text:span></text:span>id est perpetui affectus, traheremur.<text:line-break/>Haec igitur sunt sanorum corporum signa, fed quae aut in-<text:line-break/>salubris, aut salubria, aut neutra existunt quantitate distan-<text:line-break/>tiae differunt, constitutis a nobis extremis terminis inter<text:line-break/>fe contrariis, optima constitutione corporis, et nuper facto</text:p>
      <text:p text:style-name="P1">morbo, ac deinceps considerantibus, utu eorum vicini<text:span text:style-name="Default_20_Paragraph_20_Font"><text:span text:style-name="T1">o.<text:line-break/></text:span></text:span>ra sint ea, quae ad examen corpora veniunt. Qu<text:span text:style-name="Default_20_Paragraph_20_Font"><text:span text:style-name="T1">o</text:span></text:span>d<text:line-break/>enim propius est optimae constitutioni, salubre; qu<text:span text:style-name="Default_20_Paragraph_20_Font"><text:span text:style-name="T1">o</text:span></text:span>d<text:line-break/>vero ab hac longius recedit, atque ad id., quod jam as-<text:line-break/>grotat, propius accedit, insalubre. Quod autem inter<text:line-break/>utrumque situm est, atque aequaliter ab utroque distare<text:line-break/>ridetur, neutrum esu</text:p>
      <text:h text:style-name="Heading_20_2" text:outline-level="2">Cap. V. </text:h>
      <text:p text:style-name="P9">optimae igitur constitutionis corporis no-<text:line-break/>tas explicarimus. Eorum vero, quae ab ipfa deficiunt,<text:line-break/>totidem funt numero genera, quae in magis et minas<text:line-break/>secari possunt. His autem in tres partes divisis, insalubris<text:line-break/>simpliciter corporis signa trademus, ex bis enim et reliquae<text:line-break/>duae latitudines innotescent. Generatim igitur prius in<text:line-break/>opere de optima constitutione dictum est; speciatim au-<text:line-break/>tem nunc dicetur , ubi prius partes diviserimus. Sunt<text:line-break/>vero earum quatuor universae differentiae, nam nonnul-<text:line-break/>lae earum principia quaedam existunt; quaedam vero ab<text:line-break/>ipsis ortae funt; quaedam nec aliarum gubernationi<text:line-break/>praesunt, neque ab aliis gubernantur, quae c<text:span text:style-name="Default_20_Paragraph_20_Font"><text:span text:style-name="T1">o</text:span></text:span>gnatas ha-</text:p>
      <text:p text:style-name="P1">bent facultates, quibus reguntur; quaedam vero insitas<text:line-break/>simul et influentes habent. Principia igitur sunt cere-<text:line-break/>bruta, cor, hepar et testes. Ab his vero ortum habent,<text:line-break/>ipsisque ministrant, nervi quidem et spinalis medulla<text:line-break/>cerebro, cordi vero arteriae, hepati venae, ipsa vero<text:line-break/>seminaria vasa testiculis. Quae autem per fe guber-<text:line-break/>namur, cartilago, os, ligamentum, memb<text:span text:style-name="Default_20_Paragraph_20_Font"><text:span text:style-name="T1">r</text:span></text:span>ana, glandu-<text:line-break/>lae, adeps, caro simplex. Caeterae vero omnes partes,<text:line-break/>communem istis habentes ex fe dispensationem, arteriis,<text:line-break/>nervis et venis indigent. Capillorum autum atque<text:line-break/>unguium gubernatio nulla est, sed sola generatio.. Hae<text:line-break/>igitur sunt partium differentiae.</text:p>
      <text:h text:style-name="Heading_20_2" text:outline-level="2">cap. VI. </text:h>
      <text:p text:style-name="P9">Signa autem nos temperamenti cujusque,<text:line-break/>fnmpto a cerebro initio, deinceps dicemus. Sunt vero<text:line-break/>quinque universa genera -signorum, quae ipsius naturam<text:line-break/>ostendunt, unum quidem totius capitis constitutio; sc-<text:line-break/>eundum .vero, sensilium actionum integritas et vitium;<text:line-break/>tertium, effectivorum ;. quartum, principum, et quintum,</text:p>
      <text:p text:style-name="P1">naturalium. Aliud vero genus praeter haec omnia sii<text:line-break/>quae ab extrinsecus ipsi occursantibus advenit alteratio.<text:line-break/>Equidem universi capitis affectio ex ejus magnitudine, siga.<text:line-break/>ra atque capillis sumitur. Parvum igitur caput vitiosae cos.<text:line-break/>stitutionis cerebri proprium est i<text:span text:style-name="Default_20_Paragraph_20_Font"><text:span text:style-name="T1">n</text:span></text:span>dicium. Magnum vero nos<text:line-break/>necessario probae constitutionisindicium; sed siquidem ob<text:line-break/>insitae facultatis robur eveniat, quae multam atque opti-<text:line-break/>mam materiam formaverit, bonum signum, at fi ob materias<text:line-break/>solius multitudinem, haudquaquam bonum. Distingues-<text:line-break/>da igitur haec sunt, tum figura, tum his, quae ab eo<text:line-break/>ortum habent. Figura quidem, si concinnum fit, sua-<text:line-break/>per enim hoc bonum est signum. His autem, quae ab<text:line-break/>eo ortum habent, si valida sit cervix, et aliis ossibus optico<text:line-break/>constet, atque si universum nervosum genus ipsi vegetent<text:line-break/>robustumque siti Propria autem capitis figura est, veluti<text:line-break/>si excogita<text:span text:style-name="Default_20_Paragraph_20_Font"><text:span text:style-name="T1">t</text:span></text:span>os globum integrum cereum, leviter utrin-<text:line-break/>que depressum. In hoc enim necesse est p<text:span text:style-name="Default_20_Paragraph_20_Font"><text:span text:style-name="T1">o</text:span></text:span>steriores ante-<text:line-break/>rioresque partes magis gibbas fieri, quam globo conveniat;</text:p>
      <text:p text:style-name="P1">utrasque vero laterales magis rectas. Quod si occipi-<text:line-break/>tis eminentia alicui minuatur, simul intuere nervos at-<text:line-break/>qae cervicem cum aliis ossibus. Nam, si secundum na-<text:line-break/>laram habeant, materiae defectu, non facultatis imbecil-<text:line-break/>litate hoc contigit; illis vero prave affectis, principium<text:line-break/>est debile. Plurimum autem occipitis defectum comme-<text:line-break/>moratorum comitatur imbecillita.s ; rarissimeque aliter<text:line-break/>evenire consuevit. Caput etiam in occipitio magis acu-<text:line-break/>minatum animadverte, iisdem adhibitis distinguendi ra-<text:line-break/>lienibus, quibus in toto ipso capite grandiori facto ute-<text:line-break/>hamar. At saepenumero et hic bonum signum est cum<text:line-break/>figura concinna cerebelli, quod nonnulli medici<text:line-break/>posterius cerebrum appellant, ut re vera et posterius<text:line-break/>est, et futura lambdoide circumscribitur. Est vero<text:line-break/>haec pars spinalis medullae principium, .ac proinde ner-<text:line-break/>votum omnium, qui i<text:span text:style-name="Default_20_Paragraph_20_Font"><text:span text:style-name="T1">n</text:span></text:span> toto animali. sunt activi. Ipsis<text:line-break/>autem pars posterior per fe paucos admodum seutien- ..<text:line-break/>tes obtinet nervos, permultos vero activos, quemadmo-<text:line-break/>dum et altera, et anterior, sentientes quidem pluri-</text:p>
      <text:p text:style-name="P2">mos, paucos .admodum activos. Quare et probe confit-<text:line-break/>.tuta utraque pars robustas habebunt sitas pr<text:span text:style-name="Default_20_Paragraph_20_Font"><text:span text:style-name="T1">o</text:span></text:span>pagmen<text:line-break/>Eaedem quoque distinctiones adhibendae sunt in parsi-<text:line-break/>, bus capitis anterioribus ad frontem spectantibus, quae<text:line-break/>etiam in posterioribus ad ipsius et parvitatem et magnitu-<text:line-break/>dicem inspicientes, atque itidem figuram et sensus ibi<text:line-break/>collocatos, visum, gestum et odoratum. Mutuas namque<text:line-break/>de fe notas tradunt, sequo invicem testantur, et qua<text:span text:style-name="Default_20_Paragraph_20_Font"><text:span text:style-name="T1">e<text:line-break/></text:span></text:span>a principio oriuntur, principii integritatem et vi-<text:line-break/>tuum; et principium ea, quae ab ipsi, nascuntur. At<text:line-break/>enim principum actionum virtus ac vitium sunt priori-<text:line-break/>pii folius ipsius per <text:span text:style-name="Default_20_Paragraph_20_Font"><text:span text:style-name="T1">t</text:span></text:span>e indicia. Voco autem acti<text:span text:style-name="Default_20_Paragraph_20_Font"><text:span text:style-name="T1">o</text:span></text:span>nes<text:line-break/>principes, quae a solo principio procedunt: solertia qui.<text:line-break/>dem subtilis substantiae cerebri signum est; tarditas vero<text:line-break/>intellectus crassae; discendi vero facilitas formas fa-<text:line-break/>cilo suscipientis; memoria autem stabilis. Sic et di-<text:line-break/>suendi diffi<text:span text:style-name="Default_20_Paragraph_20_Font"><text:span text:style-name="T1">c</text:span></text:span>ultas formas non facile suscipientis, et <text:span text:style-name="Default_20_Paragraph_20_Font"><text:span text:style-name="T1">o</text:span></text:span>bli-<text:line-break/>vio fluidae; mobilitas quoque .in opini<text:span text:style-name="Default_20_Paragraph_20_Font"><text:span text:style-name="T1">o</text:span></text:span>nibus calidae,<text:line-break/>stabilitas autem frigidae. Adhuc autem duo indiciorum</text:p>
      <text:p text:style-name="P1">genera mihi videor praetet misisse, de quibus sum ab<text:line-break/>initio me dicturum pollicitus: unum quidem ad actio-<text:line-break/>nes attinet naturales; alterum vero ad ea, quae e x tr i n-<text:line-break/>secus occursanti. Erit autem de utrisque se tuto com-<text:line-break/>munts. Si cerebrum quidem in quatuor primi<text:span text:style-name="Default_20_Paragraph_20_Font"><text:span text:style-name="T1">s</text:span></text:span> qualita-<text:line-break/>tibus prebe temperatum sit, omnia quae diximus habe-<text:line-break/>bit moderata; et excrementa, quae vel per palatum,<text:line-break/>vel aures, vel nares, vel oculos expurgantur, haec quo-<text:line-break/>que modice habebit, atque ab iis, quae extrinsecus oc-<text:line-break/>cursant, minime laedetur, quae vel calesaciunt, vel re-<text:line-break/>Irigerant, vel exiccant, vel humectant. Talibus caprili<text:line-break/>capilis, quum adhuc sunt insontes, subrusi, quum vero<text:line-break/>pueri, subflavi, quum autem adoleverint, flavi fiunt,<text:line-break/>mediique quodammodo sunt inter eos, qui absolute Iunt<text:line-break/>crispi, et simplices; non tamen Iacite calvescunt. Quae<text:line-break/>vero dicta <text:span text:style-name="Default_20_Paragraph_20_Font"><text:span text:style-name="T1">a</text:span></text:span>c posterius dicenda indicia sunt, accipe-<text:line-break/>re oportet ut. in tempestatis habitationibus. Quae au-<text:line-break/>tem ad capillos attinent, non ad locorum tantum, sed<text:line-break/>ad humorum quoque temperamentum, quod cerebri tem-</text:p>
      <text:p text:style-name="P1">perameirto proportione respondeat, funt referenda. Si<text:line-break/>vero c.ommoderato calidius sit, in altera vero oppositio.:<text:line-break/>ne probe temperatum , si quidem praeter modum ca-<text:line-break/>linias fuerit, omnia, quae dicentur, validiora erunt in-<text:line-break/>dieta; fed si parva sit exuperantia, imbecilla. C<text:span text:style-name="Default_20_Paragraph_20_Font"><text:span text:style-name="T1">o</text:span></text:span>mma-<text:line-break/>nis autum haec ratio statuatur in omnibus partibus,<text:line-break/>quarum in temperamentis universis iudicia fumus tradituri.</text:p>
      <text:h text:style-name="Heading_20_2" text:outline-level="2">C ap. VII. </text:h>
      <text:p text:style-name="P9">Deinceps igitur caloris cerebri signa,<text:line-break/>praeter ea quae prius enarrata sunt, sequuntur; quae<text:line-break/>circa caput existunt, omnia rubicundiora, et calidi<text:span text:style-name="Default_20_Paragraph_20_Font"><text:span text:style-name="T1">o</text:span></text:span>ra<text:line-break/>funt, et quae in oculis sunt venae, magis sensui patent;<text:line-break/>capilli oditis in lucem celeriter in capite nascuntur;<text:line-break/>multo quidem calidioribus , probo temperamento, nigri<text:line-break/>et robusti et crispi fiunt; . bon multo .autem, fubstari<text:line-break/>quidem primum fiunt <text:span text:style-name="Default_20_Paragraph_20_Font"><text:span text:style-name="T1">i</text:span></text:span> deinde nigricant, ac progrediar-<text:line-break/>tubus aetatibus calvescunt, ebque magis, quo fiant casi-<text:line-break/>diores. Excrementa vero palati, narium, oculorum<text:line-break/>et aurium pauca et concocta ipsis sunt, quum integram</text:p>
      <text:p text:style-name="P1">habuerint sanitatem. At- si. aliquando eis caput repleatur;<text:line-break/>continuo enim, ac tum praesertim, quum nullam victus<text:line-break/>servaverint rationem, tale quid eis accidit; plura quidem<text:line-break/>in ipsis excrementa, fed non incocta generantur; imple-<text:line-break/>tar autem atque gravatur eorum caput a .calefacientibus<text:line-break/>cibis et potibus, odoribus, atque hisce omnibus, quae ex-<text:line-break/>trinfecus occursant, inter quae est qui nobis circumsun-<text:line-break/>ditur aer. Sed . praeterea magis , si non solum natura<text:line-break/>calida, fed etiam humida corpora extiterint. Brevibus<text:line-break/>autem s<text:span text:style-name="Default_20_Paragraph_20_Font"><text:span text:style-name="T1">o</text:span></text:span>mnis hujusmodi temperamenta contenta sunt,<text:line-break/>iisdemque minime profundis. Frigidioris vero, quam<text:line-break/>oporteat, cerebri ludicra funt uberiora lu propriis<text:line-break/>emissariis excrementa, et capilli recti, et rufi, et sta bi-<text:line-break/>les, et qui longo post ortum tempore nascuntur, tenues,<text:line-break/>atque ab initio male nutriti; et facile a causis frigidis<text:line-break/>laeduntur, atque hoc i pl<text:span text:style-name="Default_20_Paragraph_20_Font"><text:span text:style-name="T1">o</text:span></text:span> laesionis tempore catarrhis<text:line-break/>et gravedinibus capiuntur; neque vero tangentibus casi-<text:line-break/>da, neque intuentibus rubicunda, quae circa caput sunt,<text:line-break/>apparent; et oculorum venae viana effugiunt; et</text:p>
      <text:p text:style-name="P1">somnolentiores quodammodo sunt. Siccioris autem ce-<text:line-break/>rebri iudicia: meatus excrementis vacant, et sensuum<text:line-break/>conspicitur integritas; sunt autem vigiles, capilli robustil-<text:line-break/>limi, et qui celerrime statim ab ortu nascuntur, crispi<text:line-break/>autem potius sunt, quam recti, citoque calvescunt. IIu-<text:line-break/>midioris vero cerebri indicia capilli plani, neque pror-<text:line-break/>Ius calvescunt. Sensus hebetes sunt, et excrementorum<text:line-break/>multitudo, somni multi atque profundi. Atque hae qui-<text:line-break/>dem simplices sunt intemperies.</text:p>
      <text:h text:style-name="Heading_20_2" text:outline-level="2">Cap. V l 11. </text:h>
      <text:p text:style-name="P9">Ex copulatis vero prima quidem cati-<text:line-break/>da et sicca est: qua praediti excrementis carent, sen-<text:line-break/>susque acres habent, et vigilantissimi sunt : praepropere<text:line-break/>calvescunt, ipsisque capilli et celerrime nascuntur et uber-<text:line-break/><text:span text:style-name="Default_20_Paragraph_20_Font"><text:span text:style-name="T1">s</text:span></text:span>ime aluntur, magni quidem ac crispi, caput autem tan-<text:line-break/>gentibus calidum <text:span text:style-name="Default_20_Paragraph_20_Font"><text:span text:style-name="T1">a</text:span></text:span>pparet et rubrum ad vigoris usque<text:line-break/>aetatem. Si vero cum calore conjuncta sit humiditas,<text:line-break/>siquidem utraque a mediocritate leviter declinet, coloris<text:line-break/>bonitas adest et calor, oculorumque venae magnae,</text:p>
      <text:p text:style-name="P1">et excrementa copiosiora, mediocriter coela,- capilli<text:line-break/>recti et sufflavi, nec facile calvescunt. Calidis autem<text:line-break/>ejusmodi caput impletur ac gravatur. Quod fi humidius<text:line-break/>sit, multo majore excrementorum proventu fcatet.. Si<text:line-break/>ver<text:span text:style-name="Default_20_Paragraph_20_Font"><text:span text:style-name="T1">o</text:span></text:span> plurimum calor et humiditas excesserint, morbo-<text:line-break/>iam eris ac excrementofum, prompteque ab humidis et<text:line-break/>calidis offendetur. His autem auster perpetuo adversa-<text:line-break/>tar, aquilones vero saluberrimi sunt. Neque vero lon-<text:line-break/>gas vigilias ferre possunt. Ad somnum autem conversi,<text:line-break/>una cum fopore vigilant. Somnia visis plena habent,<text:line-break/>et vifum caliginosum sensusque hebetes. Quod si longe<text:line-break/>justo temperamento calidius. cerebrum fit, paulo vero<text:line-break/>humidius, manent calidi temperamenti figna, cum qui-<text:line-break/>bus <text:span text:style-name="Default_20_Paragraph_20_Font"><text:span text:style-name="T1">o</text:span></text:span>bscurae humoris notae coniunguntur, quemadmo-<text:line-break/>dum, si multo quidem humidius sit cerebrum, minus ve-<text:line-break/>r<text:span text:style-name="Default_20_Paragraph_20_Font"><text:span text:style-name="T1">o</text:span></text:span> calidum, perspicua frrmaque erunt humoris iudicia,<text:line-break/>caloris vero infirma. Haec autem compositarum omnium</text:p>
      <text:p text:style-name="P1">intemperaturarum communis est ratio. Frigida autem et<text:line-break/>siccacerebri temperamenta., quantum ex se est, caput sii-<text:line-break/>nidum reddunt ac decolorant. Semper enim memoria<text:line-break/>tenendum est, quod initio explicavimus, considerandum-<text:line-break/>que, quantum ex humorum temperie immutetur luitis<text:line-break/>autem ini ejusmodi temperamentis oculi venis carent,<text:line-break/>prompteque a causis frigidis laeduntur, ideoque is in-<text:line-break/>certa instabilique valetudine degunt. Aliquando quidem<text:line-break/>capita levissima habent, emissariaque excrementis vacua,<text:line-break/>aliquando vero destillatione et gravedine leri occasione<text:line-break/>prompte corripiuntur. in juventute quidem sensus ejus<text:line-break/>acres sunt, omnique vitio carent, procedente vero tetu-<text:line-break/>pure celeriter- marcescunt. Et, ut <text:span text:style-name="Default_20_Paragraph_20_Font"><text:span text:style-name="T1">t</text:span></text:span>emet dicam, omnes<text:line-break/>praeproperam senectutem in capite ostendunt: quocirca<text:line-break/>cito canefcunt. Capilli autem aegre -nascuntur, maligne<text:line-break/>nutriuntur in lucem editis, atque rufi sunt. Nec vero<text:line-break/>tempore, si frigus siccitatem magis exuperet, calvescunt.</text:p>
      <text:p text:style-name="P3">contra fi humiditatem siccitas plurimum, frigiditas vero<text:line-break/>caliditatem paululum Inperet, calvescunt. Humida vero<text:line-break/>et frigida cerebri temperamenta foporoscs ac fomniculo-<text:line-break/>fcs efficiunt ,. ac <text:span text:style-name="Default_20_Paragraph_20_Font"><text:span text:style-name="T1">t</text:span></text:span>ensus depravant, caput excrementis<text:line-break/>implent, frigorisque iniuriis obnoxium reddunt, -faci-<text:line-break/>leqae replent ac destillationibus gravedinibusque oppor-<text:line-break/>tuuum efficiunt. Neque vero, qui sic temperati funt, cala<text:line-break/>restant. Haec igitur funt cerebri temperamentorum in-<text:line-break/>dicia, quibus ad singula sentiendi instrumenta progredlen-<text:line-break/>do notas deprehendes.</text:p>
      <text:h text:style-name="Heading_20_2" text:outline-level="2">Cap. IX. </text:h>
      <text:p text:style-name="P9">Sed de oculis fotum disputare satis fue-<text:line-break/><text:span text:style-name="Default_20_Paragraph_20_Font"><text:span text:style-name="T1">s</text:span></text:span>it. Qui enim calidi tangentibus manifeste sentiuntur<text:line-break/>facileque ac crebro moventur et. venas amplas habent,<text:line-break/>calidi <text:span text:style-name="Default_20_Paragraph_20_Font"><text:span text:style-name="T1">o</text:span></text:span>mnes funt. Frigidi vero bis contrarii funt. Et<text:line-break/>humidi quidem molles funt, humoreque referti; sicci vero<text:line-break/>squalentes .et duri, facileque a. similibus suo tempera-.<text:line-break/>ment<text:span text:style-name="Default_20_Paragraph_20_Font"><text:span text:style-name="T1">o</text:span></text:span> causis laeduntur, Iuvantur vero a moderato con-<text:line-break/>tumorum usu. Verum id in omni partis cujusque tem-</text:p>
      <text:p text:style-name="P1">paramento cognoscendo commune esto. oculorum magni-<text:line-break/>tudo concinna una cum. actionum integritate temperatae<text:line-break/>materiae copiam; ex qua conditi funt, ostendit; quae, si<text:line-break/>haec desint, multam -quidem materiam, fed male tempe.<text:line-break/>ratam significat. oculorum vero parvitas et concisum<text:line-break/>una. cum actionum integritate paucam quidem, fed tero.<text:line-break/>peratum ostendit materiam, ex qua sunt conformati. actio-<text:line-break/>num. vero vitium cum inconcinnitate quadam panem:<text:line-break/>simul et pravam materiam ipforum significat. Quae au-<text:line-break/>tem ad colorem attinent, ad hunc m<text:span text:style-name="Default_20_Paragraph_20_Font"><text:span text:style-name="T1">o</text:span></text:span>dum explicanda<text:line-break/>fiunt. t Oculi puro ac non multo hum<text:span text:style-name="Default_20_Paragraph_20_Font"><text:span text:style-name="T1">o</text:span></text:span>re collucentes<text:line-break/>splendoris magnitudine caesii redduntur; nigri ver<text:span text:style-name="Default_20_Paragraph_20_Font"><text:span text:style-name="T1">o</text:span></text:span> con.<text:line-break/>tra: horum autem medii medias causas obtinent. Caesius<text:line-break/>igitur oculus fit aut propter magnitudinem , aut fpleado-<text:line-break/>rem crystallini humoris, aut prominentem ejus situm,<text:line-break/>aut tenuis aquosi humoris, qui ante pupillam positus est,<text:line-break/>exiguitatem et puritatem.. Maxime autem caesius sit em.</text:p>
      <text:p text:style-name="P1">aibas his una concurrentibus. Quod si horum quaedam<text:line-break/>adsint, quaedam vero desint,. magis et minus caesius fiet.<text:line-break/>stiger vero oculus fieri solet, -cum crystallinus humor,<text:line-break/>paucus , vel in profundo positus, vel exquisite splendidus<text:line-break/>ac lucidus non est: .aut tenuis humor vel multus vel<text:line-break/>impurus est; aut cum aliqua horum adsunt, aut omnia.<text:line-break/>lu his autem majoris et minoris ratio invenitur, ut<text:line-break/>ante declaratum est. Tenuis itaque humor aquosior et<text:line-break/>copi<text:span text:style-name="Default_20_Paragraph_20_Font"><text:span text:style-name="T1">o</text:span></text:span>sior oculum humidiorem esse arguit, quemadmodum<text:line-break/>crassi<text:span text:style-name="Default_20_Paragraph_20_Font"><text:span text:style-name="T1">o</text:span></text:span>r et parcior sicciorem. Crystallinus vero , si quidem<text:line-break/>durior fit, sicciorem; si vero mollior, humidiorem. Ad<text:line-break/>eundem modum, si tenuem plus justo superet, ..aridiorem,<text:line-break/>lin superetur, contrarium -efficit.</text:p>
      <text:h text:style-name="Heading_20_2" text:outline-level="2">Cap. X. </text:h>
      <text:p text:style-name="P9">De cordis autem temperamentis deinceps<text:line-break/>dicemus, si prius memoraverimus, nos, cum unamquanr.s<text:line-break/>que partem seipsa calidiorem esse, aut frigidiorem, aut<text:line-break/>sicci<text:span text:style-name="Default_20_Paragraph_20_Font"><text:span text:style-name="T1">o</text:span></text:span>rem, aut humidiorem dicemus, no<text:span text:style-name="Default_20_Paragraph_20_Font"><text:span text:style-name="T1">n</text:span></text:span> ad aliquam<text:line-break/>aliam, scd ad fe ipsam- referre. Nam quocunque modo</text:p>
      <text:p text:style-name="P1">natura frigidius^ cor sit, temperamenti longe calidioris<text:line-break/>est, quam cerebrum calidissimum. .Calidioris igitur corda,<text:line-break/>quatenus ad <text:span text:style-name="Default_20_Paragraph_20_Font"><text:span text:style-name="T1">t</text:span></text:span>uam mediocritatem refertur, signa quaqluu<text:line-break/>inseparabilia ac propria fiunt, respirationis .et pullus<text:line-break/>magnitudo, celeritas et frequentia; audacia, et ad actio-<text:line-break/>nes obeundas impigritas. Quod si plurimum cal<text:span text:style-name="Default_20_Paragraph_20_Font"><text:span text:style-name="T1">o</text:span></text:span>r era-<text:line-break/>peret, praeceps acerbaque iracundia et suriofa temerita<text:span text:style-name="Default_20_Paragraph_20_Font"><text:span text:style-name="T1">s.<text:line-break/></text:span></text:span>Est autem his thorax hispidus, maximeque pectus et vi-<text:line-break/>cinae hypoch<text:span text:style-name="Default_20_Paragraph_20_Font"><text:span text:style-name="T1">o</text:span></text:span>ndriis partes. Magna autem ex parte corpus<text:line-break/>universum calidum reddit calida cordis intemperies, nili<text:line-break/>jecur vehementer obsistat. Paulo post autem totius corporis<text:line-break/>signa <text:span text:style-name="Default_20_Paragraph_20_Font"><text:span text:style-name="T1">r</text:span></text:span>ecensebimus. Quinariam thoracis latitudo calens<text:line-break/>est nota, nisi hic etiam vehementer cerebrum obstiterit;<text:line-break/>quoniam ut plurimum spinae medullae magnitudo fili pro.<text:line-break/>portione respondet. Tanta quidem. vertebrarum, quanti<text:line-break/>spinae medullae, magnitudo est; proindeque et totius spiss<text:span text:style-name="Default_20_Paragraph_20_Font"><text:span text:style-name="T1">e.<text:line-break/></text:span></text:span>Cum ea autem parte, quae dorso adhaeret, thorax conjuu-</text:p>
      <text:p text:style-name="P1">-itur, quemadmodum navis cum carina; quocirca dor-<text:line-break/>tam longitudine necessario aequabit, latitudinem vero<text:line-break/>vertebrarum ratione , quum ad crassitudinis earum pro-<text:line-break/>portionem conlitus fisa habebit. Quum vero cordis calor<text:line-break/>imperans ex primo ortu flatu distendat ac dilatet, ipsius<text:line-break/>calori proportione respondebit. Quare si exiguum caput<text:line-break/>sit, thorax vero latus, maximum caloris cordis est argu-<text:line-break/>aentum. Si vero id magnum sit, thorax vero parvus,<text:line-break/>turdis frigidioris maxime propria nota esu Quod si<text:line-break/>capiti proportione thorax respondeat, aliis notis cordis<text:line-break/>temperamentum explicandum est, nullo ex thoracis magni-<text:line-break/>tussire sumpto indicio. ln .frigidiore vero corde. pullus<text:line-break/>stat mediocribus minores, non tamen necessario tardio-<text:line-break/>res, aut rariores. Respiratio vero, si quidem thorax<text:line-break/>nato minor fit, quanto cordis frigus vehementius,. pul-<text:line-break/>sibus pr<text:span text:style-name="Default_20_Paragraph_20_Font"><text:span text:style-name="T1">o</text:span></text:span>portione respondebit: sin majora quam pro cor-<text:line-break/>dis frigoris vehementia, non solum minor,. fed et tardior<text:line-break/>d rarior erit . Tales natura timidi sunt, diffidentes, tor-</text:p>
      <text:p text:style-name="P1">penses et cunctatores, et glabrum pectus habent. De<text:line-break/>exiguitate autem ejus disserere, ut ante dictum est,<text:line-break/>oportet, quemadmodum et de corporis universi calore.<text:line-break/>Siccius autem cor duriores pulsus efficit, et iram non<text:line-break/>praecipitem quidem, sed feram ac implacabilem, uni-<text:line-break/>versumque corpus ut plurimum aridius , nili jecur ob-<text:line-break/>stiterit. llumidioris vero cordis signa, pulsus molles,<text:line-break/>mores ad iram proclives, sed quae faci<text:span text:style-name="Default_20_Paragraph_20_Font"><text:span text:style-name="T1">l</text:span></text:span>e pacari possit,<text:line-break/>universumque corpus humidius, nisi jecur repugnet.</text:p>
      <text:h text:style-name="Heading_20_2" text:outline-level="2">C ap. 4X1.</text:h>
      <text:p text:style-name="P10"><text:s/>lu conjugatis vero primis cordis quali-<text:line-break/>talibus intemperaturae ad hunc modum habent. Calidi<text:line-break/>et sicci cordis pulsus duri sunt, magni, celeres ac Ire-<text:line-break/>qnentes, et respirationes magnae, celeres ac frequen-<text:line-break/>tes; multoque magis celeritas ac frequentia major fit,<text:line-break/>li thorax ad cordis proportionem auctus non sit. His<text:line-break/>autem maxime omnium pectus ac hypuchondrsa hirsuta</text:p>
      <text:p text:style-name="P1">funt Ad actiones vero prompti sunt, animosi, celeres,<text:line-break/>truculenti, immansueti, improbi,. impudentes, tyranni-<text:line-break/>alique moribus praediti. Etenim concitati animi sunt<text:line-break/>ac vix placabiles. De corporis autem universi tempe-<text:line-break/>ramento praeterea et de thoracis latitudine ad eorum,<text:line-break/>quaesere declarata sunt, proportionem disserere oportet.<text:line-break/>si vero humiditas una cum calore vincat, minus hirsuti<text:line-break/>funt, quam hi, de quibus ante meminimus, non minus<text:line-break/>vero ad res agendas prompti.^ Nec vero feroci sunt ani-<text:line-break/>mo; fed tantum ad iram proni. Pulsus autem molles<text:line-break/>funt, magni, celeres ac crebri. Et respiratio, siqui-<text:line-break/>dem th<text:span text:style-name="Default_20_Paragraph_20_Font"><text:span text:style-name="T1">o</text:span></text:span>rax cum corde proportionem habeat, eandem,<text:line-break/>quae pulsibus inest, formam servabit. Qu<text:span text:style-name="Default_20_Paragraph_20_Font"><text:span text:style-name="T1">o</text:span></text:span>d si minor<text:line-break/>is sit, tante celerior ac frequentior, quam ante comme-<text:line-break/>muratae, respiratio erit, quanto thorax minor extiterit.<text:line-break/>si vero temperamentum a mediocritate multum deflectat,<text:line-break/>praefertimque ad humiditatem, praeter ea, quae supra<text:line-break/>retulimus, morbos -ex humorum corruptione ac putredine</text:p>
      <text:p text:style-name="P1">procreabit. Et expiratio inspiratione major et celerior<text:line-break/>est, in pulsibusque celeris contractio. Humidioris vero<text:line-break/>et frigidioris cordis temperamenti pulsus molles fnnt<text:line-break/>Quatenus autem ad mores attinet, dissidentes, timidi<text:line-break/>feguesque funt. Hi sunt pectore glabro. Et quemadmodum<text:line-break/>prompte non irascuntur, sic nec pertinacis funt irae.<text:line-break/>Quae vero ad thoracem et universum corpus attinent,<text:line-break/>ea non aliter explicare oportet, quam quae prius exposita<text:line-break/>funt. - Frigidius autem ac aridius cor pulsus duros et<text:line-break/>parvos efficit;. : respirationem vero (siquidem thoracis<text:line-break/>exiguitas cum cordis frigore proportionem habeat) pul-<text:line-break/>sibus respondentem ; fin is latior fit, raram et tardata.<text:line-break/>Ili omnium minime . iracundi su<text:span text:style-name="Default_20_Paragraph_20_Font"><text:span text:style-name="T1">n</text:span></text:span>t : coacti famen aliqua<text:line-break/>occasione irafci, iram retinent. Glabro autem ac debili<text:line-break/>omnium maxime su<text:span text:style-name="Default_20_Paragraph_20_Font"><text:span text:style-name="T1">n</text:span></text:span>t pectore. De thoracis autem par-<text:line-break/>vitate et totius corporis frigore eodem modo disseres-<text:line-break/>dum est, ubi unum commune in omnibus, quae dicta<text:line-break/>funt, memoraverimus, nempe nos de moribus tam in<text:line-break/>hoc .quam in alio opere ad temperamenti cognitioatnt</text:p>
      <text:p text:style-name="P1">proditis, non de bonis pravisque ex philosophia compa-<text:line-break/>ratis , sed nnicuiqne congenitis verba Iecisse.</text:p>
      <text:h text:style-name="Heading_20_2" text:outline-level="2">Cap. xlI. </text:h>
      <text:p text:style-name="P9">Iecoris calidioris notae: venarum lati-<text:line-break/>tudo ; flava bilis uberior, et in aetatis vigore atra. Ca-<text:line-break/>lidior ipsis sanguis est, ob idque corpus universum, ntsi<text:line-break/>cor repugnet. Hirsuta his hypochondria sunt, ac venter.<text:line-break/>Frigidioris autem, venarum angustia, uberior pituita,<text:line-break/>Ianguis universique corporis habitus frigidio<text:span text:style-name="Default_20_Paragraph_20_Font"><text:span text:style-name="T1">r</text:span></text:span>, nisi a cor-.<text:line-break/>de calebat. Glabra his hypochondtla sunt, ac venter.<text:line-break/>Siccioris vero, sanguis crassior ac paucior, venae durio-<text:line-break/>res, universus corporis habitus aridior. Humilioris au-<text:line-break/>tem, sanguis quidem uberior ac humidior: venae mellio-<text:line-break/>res , quemadmodum universum corpus , nisi cor repugnet.<text:line-break/>Calidioris vero simul et aridioris iecoris signa sunt:<text:line-break/>hypochondria hirsutissitna, Ianguis crassior et siccior, flava<text:line-break/>bilis plurima et in aetatis vigore atra; venae amplae ac</text:p>
      <text:p text:style-name="P1">duriores sunt, quemadmodum et universum corpus. Calor<text:line-break/>enim, qui ex corde prodit, seigus, quod ex iecore prosi-<text:line-break/>ciscitur, vincere potest, quemadmodum Irigus calorem.<text:line-break/>Siccitatem vero cor humidius in contrarium mutare non<text:line-break/>potest. In harum autem qualitatum medio iecoris hu.,<text:line-break/>miditas consistit, utpote quae magis a cordis siccitate vin-<text:line-break/>eatur, quam siccitas ab humiditate, sed minus tamen<text:line-break/>quam calor, atque etiam longe minus quam seigus. Ipsa<text:line-break/>enim omnium iecoris qualitatum Facillime superatur.<text:line-break/>Constat igitur, quod, in idem conspirantibus utriusque<text:line-break/>principii temperamentis, corpus totum pro illarum viri-<text:line-break/>bus omnino afficietur , cujus notas post explicabimus.<text:line-break/>Humidius autem simul et calidius^ iecur minus quam ca-.<text:line-break/>lidius et aridius hirsuta reddit hypochondria. Plurimum<text:line-break/>Vero sanguinis gignit, magnasque venas efficit, et corpo-<text:line-break/>ris habitum humidiorem ac calidiorem, nisi <text:span text:style-name="Default_20_Paragraph_20_Font"><text:span text:style-name="T1">c</text:span></text:span>or repugnet.<text:line-break/>Si Vero utr<text:span text:style-name="Default_20_Paragraph_20_Font"><text:span text:style-name="T1">a</text:span></text:span>que qualitas naturalem modum vehementer</text:p>
      <text:p text:style-name="P1">exuperet, morbo ex putredine humorumque vitio cor-<text:line-break/>pus prompte corripietur. Atque etiam magis, si aucta<text:line-break/>sit humiditas, non multum vero, calor: contra vero, si<text:line-break/>parum quidem aucta sit humiditas, plurimum vero calor,<text:line-break/>humorum vitio minime laborat. Humidius autem aes<text:line-break/>frigidius jecur glabra habet hypochondria, magisque pi-<text:line-break/>tuitosum sanguinem gignit una cum venarum angustia.<text:line-break/>Universum corpus sibi simiIe reddit; nisi cor in contra-<text:line-break/>rium mutet. Frigidius autem et aridius jecur paulum<text:line-break/><text:span text:style-name="Default_20_Paragraph_20_Font"><text:span text:style-name="T1">s</text:span></text:span>anguinis gignit, angustasque venas efficit, et hypochon-<text:line-break/>dria glabra reddit, nisi et hic cor quoque vicerit.</text:p>
      <text:h text:style-name="Heading_20_2" text:outline-level="2">Cap. Xlll. </text:h>
      <text:p text:style-name="P9">Testium temperamentum calidum qui..<text:line-break/>dem in venerem pronum est, mares procreat,. et foecun-<text:line-break/>dum est, pilisque genitalia et quae circum ea sunt par-<text:line-break/>tes celeriter replet. Humidum multam humidamque gev.<text:line-break/>futuram parit; siccum vero paucam et mediocriter cras.<text:line-break/>fa m procreat: crassissimam vero ac foecundiflimam culi-</text:p>
      <text:p text:style-name="P1">dius ac siccius. Initioque statim animans celeriter ad<text:line-break/>venerem excitat. Caeterum talibus celerrime genitales<text:line-break/>circumque omnes partes sur<text:span text:style-name="Default_20_Paragraph_20_Font"><text:span text:style-name="T1">s</text:span></text:span>um ver<text:span text:style-name="Default_20_Paragraph_20_Font"><text:span text:style-name="T1">s</text:span></text:span>us ad umbilicum<text:line-break/>usque, deorsum vero usque ad media femora pilis re-<text:line-break/>plentur. Ejusmodi temperatura ad venerem multum qui..<text:line-break/>dem concitatur, <text:span text:style-name="Default_20_Paragraph_20_Font"><text:span text:style-name="T1">s</text:span></text:span>ed ea celerrime satiatur; quae si vio..<text:line-break/>lenta sit, noxam adfert. Coeuntibus autem calore et<text:line-break/>humiditate, minus quidem hir<text:span text:style-name="Default_20_Paragraph_20_Font"><text:span text:style-name="T1">s</text:span></text:span>uti sunt, <text:span text:style-name="Default_20_Paragraph_20_Font"><text:span text:style-name="T1">s</text:span></text:span>ed genitura ma-<text:line-break/>gis abundant, tametsi quam caeteri veneris appetentiores<text:line-break/>non sunt, <text:span text:style-name="Default_20_Paragraph_20_Font"><text:span text:style-name="T1">s</text:span></text:span>ed huic innocentius indulgent. Quod si am-<text:line-break/>bo, nempe calor et humiditas, multum excesserint, non<text:line-break/>line incommodo a venere abstinent. Si vero humidiores<text:line-break/>ac frigidiores natura testes sint, vicinas partes pilis nu-<text:line-break/>das habent, tardeque venerem exercere incipiunt, nec<text:line-break/>ad eam ruunt. Aquosam autem et tenuem habent geni-<text:line-break/>tutam et insoecundam et ex qua soeminae procreantur.<text:line-break/>Frigidior vero et siccior temperies reliqua alia habet</text:p>
      <text:p text:style-name="P1">ante declaratis similia; femen vero omnino crassem et<text:line-break/>paucum obtinet.</text:p>
      <text:h text:style-name="Heading_20_2" text:outline-level="2">Cap. XIV. </text:h>
      <text:p text:style-name="P9">Quod autem totius corporis habitus<text:line-break/>cordi et jecori similis sit, prius diximus; ei vero similior<text:line-break/>est, quod unam quamlibet ex primis qualitatibus, quas<text:line-break/>agentes vocant, potentiorem habet. Totius autem cor-<text:line-break/>poris habitus de his maxime partibus dicitur, quae pri-<text:line-break/>Iuste intuentibus objicientur ; cujusmodi <text:span text:style-name="Default_20_Paragraph_20_Font"><text:span text:style-name="T1">s</text:span></text:span>unt musculi offa<text:line-break/>omnia cingentes, ex simplici primaque carne et fibris,<text:line-break/>quas ipsa convestit, constantes. Nam propria musculo-<text:line-break/>rum substantia ex his duobus est composita. Quae au-<text:line-break/>tem ad eos vasa perveniunt, velut rivi quidam <text:span text:style-name="Default_20_Paragraph_20_Font"><text:span text:style-name="T1">s</text:span></text:span>unt, non<text:line-break/>quidem eorum substantiam constituentes, led ea sugge-<text:line-break/>rentes , quibus ferventur. Horum igitur temperamenti<text:line-break/>signa in temperata regione intelligenda <text:span text:style-name="Default_20_Paragraph_20_Font"><text:span text:style-name="T1">s</text:span></text:span>unt. Cutem<text:line-break/>enim immutant intemperatae, per fe formam imprinIen-<text:line-break/>tes ; et notas quasdam corrumpunt. Ad eundem autem</text:p>
      <text:p text:style-name="P1">modum, si quis in temperata regione aestivo tempore<text:line-break/>nudum se foli exposuerit, signa, quae ex colore, mollitie<text:line-break/>et duritie <text:span text:style-name="Default_20_Paragraph_20_Font"><text:span text:style-name="T1">s</text:span></text:span>umuntur, immutabit. Si vero, ut temperata<text:line-break/>regio est, ita moderatam victus rationem ferves, nec<text:line-break/><text:span text:style-name="Default_20_Paragraph_20_Font"><text:span text:style-name="T1">s</text:span></text:span>ole te plurimum quotidie exuras, <text:span text:style-name="Default_20_Paragraph_20_Font"><text:span text:style-name="T1">s</text:span></text:span>ed nec (ut non-<text:line-break/>nulli) ad instar virginum in umbraculis degas, tempera-<text:line-break/>menti exquisitas notas praebebis. Tanquam igitur de<text:line-break/>his futura sit disputatio, huic adhibendus animus esu<text:line-break/>Commoderati temperamenti signa, quod ad totum ani-<text:line-break/>malis habitum attinet, <text:span text:style-name="Default_20_Paragraph_20_Font"><text:span text:style-name="T1">s</text:span></text:span>unt: color ex rubro candidoque<text:line-break/>mistus, capilli modice flavi et ut plurimum crispi,<text:line-break/>caro tum qualitate tum quantitate mediocris est. Ejus-<text:line-break/>modi enim corpus omnium exuperantiarum omnino est<text:line-break/>medium, ita ut ad ipsum relata corpora et intelligantur<text:line-break/>et dicantur. Siquidem crassem corpus cum ip<text:span text:style-name="Default_20_Paragraph_20_Font"><text:span text:style-name="T1">s</text:span></text:span>o compa-<text:line-break/>ratum dicitur crassem, quemadmodum et tenue, si cum<text:line-break/>eodem conseras; corpulentum quoque et gracile, pingue,<text:line-break/>durum, et molle, hirsutum et glabrum. Nullum igitur</text:p>
      <text:p text:style-name="P4">horum mediocre est, sed quod ad omnis mediocritatis<text:line-break/>fummum (qualis est Polycleti regula) pervenit, ita ut<text:line-break/>tangentibus neque molle neque durum , neque calidum<text:line-break/>neque frigidum, inspicientibus vero neque hirsutum ne-<text:line-break/>qne glabrum, neque crassem neque gracile esse, neque<text:line-break/>aliquem alium excessum habere videatur.</text:p>
      <text:h text:style-name="Heading_20_2" text:outline-level="2">Cap. XV. </text:h>
      <text:p text:style-name="P9">Quae autem justo calidiora sunt, no<text:span text:style-name="Default_20_Paragraph_20_Font"><text:span text:style-name="T1">n<text:line-break/></text:span></text:span>autem humidiora, aut aridiora, quatenus ad carnosum<text:line-break/>genus attinet, de hoc enim praesens est disputatio, tan-<text:line-break/>gentibus quidem tanto calidiora sentiuntur, quanto sunt<text:line-break/>temperamento calidiora, tantaque hispidiora, quanto i<text:line-break/>sunt calidiora, minusque ping<text:span text:style-name="Default_20_Paragraph_20_Font"><text:span text:style-name="T1">u</text:span></text:span>ia. Rubro autem sunt<text:line-break/>colore, ac nigro capillo. Frigidioris temperamenti ligna:<text:line-break/>corpus gIabrum est et pingue, idque tangentibus frigi-<text:line-break/>dum sentitur. Color vero tum ipsius tum ejus capilli<text:line-break/>rufior est; et si frigus multum excesserit, .lividior ; quem<text:line-break/>et plumbeum nonnulli medici vocare solent. Siccius<text:line-break/>temperamentum tanto gracilius temperato est et durius,</text:p>
      <text:p text:style-name="P1">quant<text:span text:style-name="Default_20_Paragraph_20_Font"><text:span text:style-name="T1">o</text:span></text:span> siccitas major; in reliquis vero simile. Humidius<text:line-break/>autem in caeteris temperato proximum est, sed carnosius<text:line-break/>ac mollius.</text:p>
      <text:h text:style-name="Heading_20_2" text:outline-level="2">Cap. XVI. </text:h>
      <text:p text:style-name="P9">ln copulatis vero primarum qualitatum<text:line-break/>intemperantiis composita est cognitionis forma. Calidior<text:line-break/>enim et siccior hifpidior est, ac durior, et macilenta<text:line-break/>gracilisque, nigrum quoque capillum obtinet. Quod si<text:line-break/>calor multum excesserit, cutis etiam nigra erit. Calidior<text:line-break/>bumidiorque temperatura eo mollior ac carnosior est,<text:line-break/>quo utraque qualitas ab optima constitutione magis re-<text:line-break/>cedit. Plurimum vero inaucta prompte morbis ex pu-<text:line-break/>tredinc corripitur, quoniam facile vitiosis humoribus im-.<text:line-break/>pletur. Si vero paulo humidior, multo vero calidior<text:line-break/>sit, paulo quidem et molliores et <text:span text:style-name="Default_20_Paragraph_20_Font"><text:span text:style-name="T1">q</text:span></text:span>at notiores quam tem-<text:line-break/>perata reddit. Sed nec paulo hispidiores sunt, nec tan-<text:line-break/>gentibus calidiores apparent. Pilum quoque nigrum<text:line-break/>gignit et vacuam pinguedinis carnem. Quod si paulo</text:p>
      <text:p text:style-name="P1">calidior sit, multo vero humidior, mollem ac multam<text:line-break/>carnem procreabit, coloremque ex rubro et albo mistum;<text:line-break/>et tangentibus corpus paulo calidius tendetur. Atque<text:line-break/>ut semel dicam, in conjugatis temperamentis exuperanti^<text:line-break/>qualitatis notae Iemper praepollent. Frigidior autem ac<text:line-break/>humidior temperatura si leviter utraque exuperet, gla-<text:line-break/>bra est, alba, mollis, crassa et pinguis. Sin auctior sit,<text:line-break/>pro qualitatum incrementi ratione reliqua habebunt, co-<text:line-break/>lor vero una cum capillo rusus erit; si plurimum utra.-<text:line-break/>que increverit, lividus. Si vero inaequabilis qualitatum<text:line-break/>sit exuperato, ejus, quae magis excesserit, notae seorsum<text:line-break/>praepollebunt. At si Irigtts et siccitas ex aequo auc<text:span text:style-name="Default_20_Paragraph_20_Font"><text:span text:style-name="T1">t</text:span></text:span>ae<text:line-break/>sint, natura durum, gracile, glabrum corpus erit: tan-<text:line-break/>gentibus vero frigidum sentietur. Pinguedo tamen, etsi<text:line-break/>graciles turri, per carnem dispersa est; capilli autem et<text:line-break/>cutis color Digeris modo respondent. ln declinante au-<text:line-break/>tem aetate, temperie calida et sicca in fulgidam et siccam</text:p>
      <text:p text:style-name="P1">naturam transeunte , corporis habitus gracilis fit ac du..<text:line-break/>rus, utramque bilem gignit; proinde niger et hirsutus<text:line-break/>ell. Si vero earum qualitatum altera plurimum, altera<text:line-break/>paululum a mediocritate discedat, superantis signa prae-<text:line-break/>pollebunt, alterius obscura erunt. In omnibus autem,<text:line-break/>tum quae diximus, tum quae dicturi Innitus, communis<text:line-break/>nota est Irigoris quidem et raritatis, li prompte a Iri-<text:line-break/>gore pars afficiatur; caloris vero aut densitatis, li sacile<text:line-break/>id perferat. At si ab exiccantibus laedatur, Iqualida-<text:line-break/>que ac sicca sentiatur et aegre moveatur, siccitatis,<text:line-break/>quemadmodum, li ab humidis gravetur, humiditatis est<text:line-break/>indicium. Videndum autem est, an idem omnes inter se<text:line-break/>masculi, an diversum habeant temperamentum; in omni-<text:line-break/>busque conflder<text:span text:style-name="Default_20_Paragraph_20_Font"><text:span text:style-name="T1">a</text:span></text:span>nda subiectorum ossium est magnitudo.<text:line-break/>Nonnunquam enim gracilior pars esse videtur, quatenus<text:line-break/>ad musculos attinet, quum gracilior non Iit; sed propter<text:line-break/>ollium tenuilatem talis apparet. Ad eundem modum et<text:line-break/>crassior in quibusdam saepe esse Videtur, non propter</text:p>
      <text:p text:style-name="P1">ossium magnitudinem, Ied propter carnis molem, quae<text:line-break/>et aucta, et imminuta, et siccior humidiorque partem<text:line-break/>sicciorem aut humidiorem reddit; pauca quidem et dura<text:line-break/>sicciorem, multa vero et mollis humidiorem. Eodem<text:line-break/>modo et spatia intermedia partium similarium , humoris<text:line-break/>aut plus aut minus in se continentia, ejusque vel erat-<text:line-break/>h<text:span text:style-name="Default_20_Paragraph_20_Font"><text:span text:style-name="T1">o</text:span></text:span>ris vel tenuioris partem humidiorem esse aut aridio-<text:line-break/>rem arguunt: humidiorem quidem, ubi tenuior et ube-<text:line-break/>rior; sicciorem vero, ubi crassior simul et parcior humor<text:line-break/>est. fissae enim solidae corporis partes, quae vere soli-<text:line-break/>dae ac primae sunt, nullo modo humidiores fieri pose<text:line-break/>sunt, sed satis est, si celeriter eas exiccari prohibeas.<text:line-break/>Intermedia vero ipsarum spatia hoc vel illo humore re-<text:line-break/>plere possumus, hic enim est proprium simplicium par-<text:line-break/>tium alimentum, quod ex appositione sit, non autem per<text:line-break/>vasa attrahitur. Communis vero haec ratio est omnium</text:p>
      <text:p text:style-name="P2">partium ; de qua rursus, cum de salubribus ac insalubribus<text:line-break/>causis commentabtmur , dicemus, nunc autem reliqua<text:line-break/>tractemus.</text:p>
      <text:h text:style-name="Heading_20_2" text:outline-level="2">Cap. xVII. </text:h>
      <text:p text:style-name="P9">Ventris signa, natura quidem siccioris,<text:line-break/>si Ratim siticulosi fiant, paucusque potus his sufficiat, et<text:line-break/>largior laedat, fluctuationesque excitet, aut per summa,<text:line-break/>quod redundat, innatet, cibisque gaudent siccioribus.<text:line-break/>Ilumidioris vero, si et siticulosi non fiant, et sine mo-<text:line-break/>lcstta largiorem potum Ierant, cibisque gaudeant humi-<text:line-break/>dioribus. At si calidior natura venter sit, melius coquit<text:line-break/>quam appetit, longeque melius dura, natura ac coetu<text:line-break/>difficilia. Nam quae tacite immutantur, corrumpit. Cibo<text:line-break/>vero ac potu calido gaudet, nec a fulgidis noxam ullam<text:line-break/>accipit, Ii modice his utatur. Calidis enim cibis ac<text:line-break/>potionibus gaudet, neque a fulgidis noxam ullam accipit,<text:line-break/>si modice ipsis utatur. Frigidior autem natura venter<text:line-break/>probe quidem appetit, Ied male concoquit, cibos praeter.<text:line-break/>tim immutatu difficiles ac fisigidos. In ipIo enim sacile<text:line-break/>acescunt; quocirca ructibus acidis ejusmodi venter est</text:p>
      <text:p text:style-name="P1">opportunus. Atque frigidis quidem gaudet, sed ab illi..<text:line-break/>moderato eorum usu facile ostenditur. Similiter autem<text:line-break/>et suris incidentinm rerum frigidarum consortium di<text:span text:style-name="Default_20_Paragraph_20_Font"><text:span text:style-name="T1">a<text:line-break/></text:span></text:span>ferre non potest, quemadmodum neque calidus calido-<text:line-break/>Iussi. Ventris vero intemperies ex morbo contractae<text:line-break/>hoc ab ingenitis disserunt, quod n<text:span text:style-name="Default_20_Paragraph_20_Font"><text:span text:style-name="T1">o</text:span></text:span>n similia, quem a d-<text:line-break/>modum nativae, appetant. Conjugatae autem ventris in-<text:line-break/>temperantiae ex simplicium compositione noscuntur. Di-<text:line-break/>Egenter autem quae diximus attendenda sunt, et ab lufe<text:line-break/>quae dicemus, distinguenda, quando nun solus venter<text:line-break/>sitim adfert et adimit, nec frigidi aut calidi potus appe-<text:line-break/>tentiam excitat, sed thoracis viscera, nempe cor et<text:line-break/>pulmo. At qui <text:span text:style-name="Default_20_Paragraph_20_Font"><text:span text:style-name="T1">o</text:span></text:span>b horum calorem siticulosi sunt, <text:span text:style-name="Default_20_Paragraph_20_Font"><text:span text:style-name="T1">p</text:span></text:span>lus<text:line-break/>spiritus attrahunt et longe expirant, ardoremque in tho-<text:line-break/><text:span text:style-name="Default_20_Paragraph_20_Font"><text:span text:style-name="T1">s</text:span></text:span>ace sentiunt, non autem in hypochondriis, quemadmo-<text:line-break/>dum solent, qui ob ventriculum sitiunt. Nec protinus<text:line-break/>potu sitis extinguitur. Frigidus quoque potus, quam ube-<text:line-break/><text:span text:style-name="Default_20_Paragraph_20_Font"><text:span text:style-name="T1">s</text:span></text:span>tor calidus, eorum sitim melius sedat.. Hos ver<text:span text:style-name="Default_20_Paragraph_20_Font"><text:span text:style-name="T1">a</text:span></text:span> frigidi</text:p>
      <text:p text:style-name="P1">aëris inspiratio refrigerat, nihil eos juvans, quibus<text:line-break/>ventriculus sitim attulit. Ad eundem modum, qui con-<text:line-break/>trario modo se habent, frigida inspiratione manifeste<text:line-break/>laeduntur.</text:p>
      <text:h text:style-name="Heading_20_2" text:outline-level="2">Cap. XVIII.</text:h>
      <text:p text:style-name="P9"><text:s/>Atque hoc est maximum frigidi pul-<text:line-break/>munis argumentum. Quemadmodum autem frigida inspi-<text:line-break/>ratio hos manifeste laedit, frigorisque sensum in vellit,<text:line-break/>ita calida est ipsis amica. Sed et pituitosa excrementa<text:line-break/>cum excreatu et tussi rejiciunt. Pulmonis autem siccitas<text:line-break/>excrementis et pituita vacat; et vocem canoram reddit;<text:line-break/>quemadmodum humor fuscam et raucam. Majorem vero<text:line-break/>acutioremque edere volentibus interveniunt excrementa.<text:line-break/>Sed nec ipsa vocis magnitudo a calore sit; quemadmo-<text:line-break/>dum nec exiguitas a frigore; verum illam asperae arte-<text:line-break/>riae amplitudo, perflationisque vehementia; hanc vero<text:line-break/>contrariae causae efficiunt. ltaque neque perpetuo, ne-<text:line-break/>que primario, sed ex accidente solis ingenitis, non au-</text:p>
      <text:p text:style-name="P1">tem adventitiis temperamentis vocis tum magnitudo, tum<text:line-break/>exiguitas succedit. Quoniam autem instrumenta. . alia.<text:line-break/>aliam temperamenti naturam sequuntur, instrumentorum<text:line-break/>vero vox : ingenitam intemperiem concludere ex voce<text:line-break/>licebit Etenim vox . lenis arteriae lenitatem arguit,<text:line-break/>quemodmodum asperitatem: aspera. itaque laevitas ar-<text:line-break/>tiliae temperamenti mediocritatem^ sequitur, asperitas<text:line-break/>vero siccitatem. Asperitas . enim ab inaequalitate cor-<text:line-break/>peris. duri fit. Caeterum. simplicium ejus. partium siccitas<text:line-break/>duram efficit arteriam, aequalem vero humoris per.<text:line-break/>has dispersi penuria. Eodem modo neque vox. natura,<text:line-break/>acuta sine faucium angustia , neque- gravis fine amplitu-<text:line-break/>dine fieri potest. Angustia quidem insitae frigiditatis<text:line-break/>est fob<text:span text:style-name="Default_20_Paragraph_20_Font"><text:span text:style-name="T1">o</text:span></text:span>les, amplitudo. vero caloris. . Naturalibus autem;<text:line-break/>vocum. differentiis proportione respondent hae, quae. ab<text:line-break/>aliqu<text:span text:style-name="Default_20_Paragraph_20_Font"><text:span text:style-name="T1">o</text:span></text:span> fiunt affectu; eaedem et causarum, a quibus fiunt,<text:line-break/>natae existunt, de quibus abunde iu libris de voce.<text:line-break/>disputatum est. Reliquae vero animantis partes internae -</text:p>
      <text:p text:style-name="P1">obscuras fui temperamenti notas habent. Elaborandum<text:line-break/>tamen est, ut ex his, quae juvare et laedere solent, et<text:line-break/>ex naturalium facultatum functionibus eas cognoscamus.<text:line-break/>In tertio autem libro de symptomatum causis diximus,<text:line-break/>facultatis cujusque virtutem ac vitium temperiem praeire.<text:line-break/>Hactenus igitur de temperamentorum notis.</text:p>
      <text:h text:style-name="Heading_20_2" text:outline-level="2">- cap. XIX.</text:h>
      <text:p text:style-name="P9"><text:s/>Magnitudinis vero, vel conformatio-<text:line-break/>nis, -vel numeri, vel positurae vitia, quae quidem <text:span text:style-name="Default_20_Paragraph_20_Font"><text:span text:style-name="T1">t</text:span></text:span>ensi-<text:line-break/>bus objecta sunt, facile cognosci possunt. Ex his vero,<text:line-break/>quae sensum latent phalia quidem . difficile, alia ver<text:span text:style-name="Default_20_Paragraph_20_Font"><text:span text:style-name="T1">o<text:line-break/></text:span></text:span>nullo modo cognoscuntur. Siquidem capitis et cerebri<text:line-break/>magnitudo ac figura manifeste apparent, atque de bis<text:line-break/>ante meminimus, quemadmodum et de thorace. Simi-<text:line-break/>liter autem nec .difficile est opertas scapulas, humeros;<text:line-break/>brachia, cubitos, extremas manus, coxas, femora, tibias<text:line-break/>et pedes cognoscere, sive in conformatione, sive magni-<text:line-break/>tudine, sive numero, sive partium quibus c<text:span text:style-name="Default_20_Paragraph_20_Font"><text:span text:style-name="T1">o</text:span></text:span>nstant c<text:span text:style-name="Default_20_Paragraph_20_Font"><text:span text:style-name="T1">o</text:span></text:span>m-</text:p>
      <text:p text:style-name="P1">positione vitium contractum sit. Horum enim cujusque<text:line-break/>actiones ostensae manisellae sunt. Eorum vero, quae in<text:line-break/>corpore latent, non omnia dignosci possunt. Cuiusdam<text:line-break/>enim ventrem vidi adeo exiguum, rotundum et promi-<text:line-break/>nentem, juxta hypochondrium collocatum, ut evidenter<text:line-break/>se sua circumscriptione tum videntibus tum tangentibus<text:line-break/>proderet. Similiter et cuiuspiam vesicam adeo emineo-<text:line-break/>tem exiguamque deprehendi, ut, si tardius utinam red-<text:line-break/>didisset, circumscriptus tumor manifeste appareret. Quan-<text:line-break/>quam autem nulla aliarum internarum partium maui-<text:line-break/>Iestum mihi unquam de se praebuit indicium, danda<text:line-break/>tamen opera est, quam maxime fieri potest, ut earum<text:line-break/>virtutem et vitium, si non certa firmaque scientia, sala<text:line-break/>tem artificiola coniectura cognoscamus; veluti exempli<text:line-break/>gratia jecoris. Nonnullos enim novi, et quidem mullos,<text:line-break/>qtti graciles venas habebant, corpusque universum deco-<text:line-break/>soratum, quorum, cum paulo plus cibi assumpsissent,<text:line-break/>praesertim flatulenta, crassi et glutinosi, alii velut pon-</text:p>
      <text:p text:style-name="P1">dus quoddam innixum ac suspensum in dextri hypo-<text:line-break/>chondri<text:span text:style-name="Default_20_Paragraph_20_Font"><text:span text:style-name="T1">s</text:span></text:span> profundo sentiebant, alii tensionis dolorem: bos<text:line-break/>igitur et jecur parvum et angustos meatus habere veri-<text:line-break/>simile est. Alterum vidi toto habitu pituitofum, quo-<text:line-break/>tidie tamen pallidam bilem vomitione repetentem lta-<text:line-break/>que alvi excrementa inspicienda este duxi; in quibus<text:line-break/>bilis minimum erat. Meatum igitur, qui bilem defert,<text:line-break/>non exiguam ejus humoris portionem ad pylorum, urant<text:line-break/>ventriculi partem , transmittere conieci. Quod in qui-<text:line-break/>busdanr animantibus cernere licet. Ex his liquet, quod<text:line-break/>ad eorum., quae <text:span text:style-name="Default_20_Paragraph_20_Font"><text:span text:style-name="T1">t</text:span></text:span>ensum latent, cognitionem plurimas:<text:line-break/>conferat tum apparentium ex corporum dissecti<text:span text:style-name="Default_20_Paragraph_20_Font"><text:span text:style-name="T1">o</text:span></text:span>ne ca-<text:line-break/>gustio, tum actionum ufuumque inquisitio. Quisquis<text:line-break/>igitur nofcendorum corporum, quae a naturali statu (ut<text:line-break/>modo dicebatur) recedunt, peritiam habere cupit, is is<text:line-break/>corporum incisionibus, iunctionumque ac usuum iuquisi.<text:line-break/>tionibns fe<text:span text:style-name="Default_20_Paragraph_20_Font"><text:span text:style-name="T1">t</text:span></text:span>e exerceat oportet. De sus autem <text:span text:style-name="Default_20_Paragraph_20_Font"><text:span text:style-name="T1">o</text:span></text:span>mnibus<text:line-break/>feorfum in altis operibus scripsimus, de quibus in site</text:p>
      <text:p text:style-name="P1">positione vitium contractum sit. Horum enim cujusque<text:line-break/>aetiones offensae manifestae sunt. Eorum vero, quae in<text:line-break/>corpore latent, non omnia dignosci possunt. Cujusdam<text:line-break/>enim ventrem vidi adeo exIguum, rotundum et promI-<text:line-break/>nentem, juxta hypochondrium collocatum, ut evidenter<text:line-break/>se fua circumscriptione tum videntibus tum tangentibus<text:line-break/>proderet. Similiter et cuj uspiam vesicam adeo eminen-<text:line-break/>tem exiguamque deprehendi, ut, si tardius urinam red-<text:line-break/>dixisset, circumscriptus tumor manifeste appareret. Quan-<text:line-break/>quam autem nulla aliarum internarum partium mani-<text:line-break/>sellum mihi unquam de se praebuit indicium , danda<text:line-break/>tamen opera est, quam maxime fieri potest, ut earum<text:line-break/>virtutem et vitium, si non certa firmaque scientia, sal-<text:line-break/>tem artificiosa conjectura cognoscamus; veluti exempli<text:line-break/>gratia Iecoris. Nonnullos enim novi, et quidem multos,<text:line-break/>qui g<text:span text:style-name="Default_20_Paragraph_20_Font"><text:span text:style-name="T1">r</text:span></text:span>aciles venas habebant, corpusque univers<text:span text:style-name="Default_20_Paragraph_20_Font"><text:span text:style-name="T1">u</text:span></text:span>m deco-<text:line-break/>furatum, quorum, cum paulo plus cibi assumpsissent,<text:line-break/>praesertim flatulenti, crasse et glutinosi, alii velut pon-</text:p>
      <text:p text:style-name="P1">sibus et <text:span text:style-name="T10">ej</text:span><text:span text:style-name="Default_20_Paragraph_20_Font"><text:span text:style-name="T10">u</text:span></text:span><text:span text:style-name="T10">s</text:span> et arteriarum ; ex animi quoque concita-<text:line-break/>tione et demissione, ex febribus, perfrictionibus, colo-<text:line-break/>rum differentiis et ipsius doloribus. iecoris vero ex<text:line-break/>humorum delectu et exuperantia mutatione in statum<text:line-break/>praeter naturam, et ex decolorattone , praeterea ex per-</text:p>
      <text:p text:style-name="Normal">mutata cibi distributione, aut nutricatione , aut super-<text:line-break/>vacuorum excretione; quin etiam ex ejus gravitate ac<text:line-break/>tum<text:span text:style-name="Default_20_Paragraph_20_Font"><text:span text:style-name="T1">o</text:span></text:span>ribus, et doloribus non solum in ipso genitis, ve-<text:line-break/>rum etiam aliarum partium consensu obortis, quales in<text:line-break/>aliqua difficultatis spirandi et tussis specie existunt. Ad<text:line-break/>eundem modum ventris vitia ex coctione, appetentia<text:line-break/>humidi et sicci et supervacuorum excretione deprehen-<text:line-break/>duntur Similiter ex singultu, ructu, nausea, vomitu,<text:line-break/>et eorum , quae votmtione rejiciuntur, speciebus. Quin<text:line-break/>etiam thoracis vitia nuntiant spirandi difficultas, tussis,<text:line-break/>et ejus partis dolor, eorumque, quae expuuntur, disse-<text:line-break/>rentia. Asperae quoque arteriae morbos difficilis spira-<text:line-break/>tio, tussis, ejus dolor et quae expuendo reiciuntur, et</text:p>
      <text:p text:style-name="P1">vocis vitia ostendunt. Eadem ratione aliarum omnium<text:line-break/>partium assectus ex tumore, dolore, functionum oIlen-<text:line-break/>filine et excrementorum differentia dignoscuntur. T<text:span text:style-name="Default_20_Paragraph_20_Font"><text:span text:style-name="T1">u-<text:line-break/></text:span></text:span>mores quidem praeter naturam snnt inflammationes,<text:line-break/>fcIrrhi et oedemata. Dolor vero, in quacunque corpo-<text:line-break/>ris parte firmatus sit, aut solutionem continuitatis, aut<text:line-break/>vehementem suhitamque immutationem ostendit. Conti-<text:line-break/>unitas autem sectione, erosione, contusione et tensione<text:line-break/>solvitur. lmmutatur vero substantia a calore, Ligore,<text:line-break/>siccitate et humiditate. Trifariam autem functio laedi-<text:line-break/>fur. Aut enim imbeciIliter , aut depravate, aut omnino<text:line-break/>non edit<text:span text:style-name="Default_20_Paragraph_20_Font"><text:span text:style-name="T1">u</text:span></text:span>r.. Quae vero excernuntur, alia affectatum<text:line-break/>Iocorum particulae snnt, alia excrementa. At quae in<text:line-break/>ipsis naturaliter continentur, de se unumquodque praebet<text:line-break/>indicium. He omnibus his in opere de Iocis affectis fusius<text:line-break/>disputatum est; q<text:span text:style-name="Default_20_Paragraph_20_Font"><text:span text:style-name="T1">u</text:span></text:span>od nemo ante nos aut in artem red-<text:line-break/>egit, aut absolvit; quemadmodum nec aliud ullum,</text:p>
      <text:p text:style-name="P1">quod veteres quidem inceperint, ad finem perductum est.<text:line-break/>Aegrotantium igitur corporum ex illo opere, ex hac<text:line-break/>vero methodo eorum, qui in morbum labuntur, et qui<text:line-break/>sanitati restituendi funt, notae petendae sunt.</text:p>
      <text:h text:style-name="Heading_20_2" text:outline-level="2">C ap. XXI.</text:h>
      <text:p text:style-name="P9"><text:s/>Eorum autem, qui aegrotaturi sunt, signa<text:line-break/>mediam inter salubria et insalubria speciem obtinent.<text:line-break/>Nam sanis omnia secundum naturam insunt; praeter<text:line-break/>naturam vero aegrotis , quatenus aegrotant. In horum<text:line-break/>vero medio constituta sunt, quae fut<text:span text:style-name="Default_20_Paragraph_20_Font"><text:span text:style-name="T1">u</text:span></text:span>ros morbos prae-<text:line-break/>nuntiant; quorum alia secundum naturam sunt, sed qua-<text:line-break/>li talibus, quantitatibus vel temporibus permutata. Quae..<text:line-break/>dam Vero praeter naturam, sed quam quae in morbis<text:line-break/>sunt obscuriora. Quocirca assectiones ipsae corporum,<text:line-break/>quae in morbos lapsura esse submonstravi, atque indican-<text:line-break/>tia ipsas signa in neutrorum genere posita sunt. Prima-<text:line-break/>rio enim haec sanitatem ostendunt, secundo ve<text:span text:style-name="Default_20_Paragraph_20_Font"><text:span text:style-name="T1">t</text:span></text:span>o loco<text:line-break/>morbos. Eadem cum di Versis comparata tum neutra,</text:p>
      <text:p text:style-name="P1">tum morbosa existunt. Nam quatenus affecti<text:span text:style-name="Default_20_Paragraph_20_Font"><text:span text:style-name="T1">o</text:span></text:span>nem prae-<text:line-break/>sentem ostendunt, neutra; quatenus vero futuram prae-<text:line-break/>nuntiant, morbosa sunt. Eadem ratione et quae per<text:line-break/>morbos salubria signa visuntur, quatenus futuram sani-<text:line-break/>tatem praedicunt, salubria dicuntur; quatenus vero prae-<text:line-break/>sentem morbum monstrant, morbosa. Palum quoque est,<text:line-break/>quod, quae utrumque indicant, fecundum aliquod vocis<text:line-break/>neutrius significatum dici neutra poterunt. Mirum au-<text:line-break/>tem videri non debet, eadem signa cum diversis compa-<text:line-break/>rata triplicem rationem habere, nimirum salubrium,<text:line-break/>morboso rum et neutrorum. Juxta aliud vero significa-<text:line-break/>tum , quae ex morbo convalescentibus insunt signa, neu-<text:line-break/>tra dicimus, in q<text:span text:style-name="Default_20_Paragraph_20_Font"><text:span text:style-name="T1">u</text:span></text:span>o significato signa, quae in senectute<text:line-break/>adsunt, accipienda esse arbitror. Haec quidem omnia<text:line-break/>pluribus tum notionibus, tum rationibus subjecta sunt.<text:line-break/>Quae igitur in absoluta sanitate atque inculpata sunt<text:line-break/>signa, sub solam salubrium notitiam veniunt. Et quae<text:line-break/>in aegrotis sunt, nec futuram sanitatem praenuntiant,<text:line-break/>soli quoque morbo<text:span text:style-name="Default_20_Paragraph_20_Font"><text:span text:style-name="T1">s</text:span></text:span>omm notioni s<text:span text:style-name="Default_20_Paragraph_20_Font"><text:span text:style-name="T1">u</text:span></text:span>biiciuntur. De his</text:p>
      <text:p text:style-name="P1">autem deinceps dicetur. At primum de his, quae sutu-<text:line-break/>ram praedicunt aegritudinem, quorum quum duplex Iit<text:line-break/>differentia, prius ea, quae quantitate, qualitate et tem-<text:line-break/>pore, non autem propria specie a naturali statu immu-<text:line-break/>tata sunt, tractemus; cujusmodi est cibi appetentia vel<text:line-break/>majo^ vel minor, vel quae suo tempore non accidit, Vel<text:line-break/>insoliti cibi, aut ejus excrementorum vel plurium, vel<text:line-break/>pauciorum, vel liquidiorum, vel duriorum excretio. Si-<text:line-break/>mili modo humidiorum recrementorum defectus ac ex-<text:line-break/>operantia praeter naturam, aut eorum coloris aut <text:span text:style-name="Default_20_Paragraph_20_Font"><text:span text:style-name="T1">s</text:span></text:span>ub-<text:line-break/>stantiae, aut temporis excretioni a natura destinati mu-<text:line-break/>tatio. Vigiliae quoque ac <text:span text:style-name="Default_20_Paragraph_20_Font"><text:span text:style-name="T1">s</text:span></text:span>omni prolixiores, aut suo<text:line-break/>tempore non advenientes. Similiter potus liberalioris<text:line-break/>aut parcioris, calidi aut frigidi insolita cupiditas; quem-<text:line-break/>admodum veneris immodicus usus, aut intempestivum<text:line-break/>desiderium. Sudores plures aut parciores, quam naturae<text:line-break/>conveniat,. ad motum tarditas, aut hunc molientibus<text:line-break/>gravlias, aut vehemens exolutio, aut mensium suppressio,</text:p>
      <text:p text:style-name="P2">aut profusio major vel minor. Quemadmodum sanguinis<text:line-break/>. ex venis, quae haemorrhoides dicuntur, fluxio. Sed et<text:line-break/>si tanta in cib<text:span text:style-name="Default_20_Paragraph_20_Font"><text:span text:style-name="T1">o</text:span></text:span> et potu, quanta prius Tui t, voluptas<text:line-break/>non sentiatur, futuri morbi est nota. Similiter autem<text:line-break/>et mentis hebetudo praeter naturam, aut oblivio quae-<text:line-break/>dam insolita, aut pluribus somni quam ante visis pleni.<text:line-break/>Quin etiam auditus, gustus et visus hebetiores ac ohscu-<text:line-break/>rio res. Atque ut lemel dicam , quaecunque secundum<text:line-break/>naturam inerant, vel aucta, vel imminuta, vel tempore,<text:line-break/>vel quantitate, vel qualitate immutata. Atque adeo cor-<text:line-break/>poris moles major et minor, rubicundior aut albior, simi-<text:line-break/>Iiter lividior et nigrior, ructusque et sternutamenta et<text:line-break/>flatus plures aut pauciores, quam ex consuetudine. Eodem<text:line-break/>modo narium, palati, vel aurium (quibus cerebrum ex-<text:line-break/>purgatur) recrementa quantitate, qualitate aut tempore<text:line-break/>immutata. Haec quidem ex eorum genere esse censeo-<text:line-break/>tur, quae secundum naturam <text:span text:style-name="Default_20_Paragraph_20_Font"><text:span text:style-name="T1">s</text:span></text:span>unI. Morsus autem ven-<text:line-break/>tris, vel stomachi, vel alicujus intestinorum, aut dolor,</text:p>
      <text:p text:style-name="P1">qui vel ventre exonerando, vel vomendo, vel urina<text:line-break/>reddenda, vel alius quispiam mediocris <text:span text:style-name="Default_20_Paragraph_20_Font"><text:span text:style-name="T1">s</text:span></text:span>entitur, ex<text:line-break/>eorum, quae praeter naturam <text:span text:style-name="Default_20_Paragraph_20_Font"><text:span text:style-name="T1">s</text:span></text:span>unt, genere esse censentur.<text:line-break/>Nondum tamen ita affecti aegrotare dicuntur, quemad-<text:line-break/>modum nec quibus caput aut gravatur aut dolet, quum<text:line-break/>nondum haec solita impediant opera, atque hic est<text:line-break/>aegrotandi terminus in ejusmodi affectionibus. Quocirca<text:line-break/>eandem affectionem cum aliis comparatam jam morbo-<text:line-break/>sam et neutram etiam dicnnus. Nam .pro Virtutis robore<text:line-break/>vel facile serentis, vel jam victae harum quaeque aut<text:line-break/>morbus est, aut neutra affectio. Eodem modo et quae<text:line-break/>in sensibus fiunt, non quae majoris et minoris ratione<text:line-break/>inter se disserunt, sed quae ex genere praeter naturam<text:line-break/>sunt, morbosa signa existunt, tantisper dum exigua sunt<text:line-break/>et nondum a solitis operibus hominem abducere possunt.<text:line-break/>Eiusmodi autem sunt, quum gustui vel salsum vel ama-<text:line-break/>rum vel aliquem alium saporem omnia, quae eduntur et<text:line-break/>bibuntur, repraesentant; aut etiam si nihil assumatur,</text:p>
      <text:p text:style-name="P1">talis saliva apparet, ln odoratu vero , quum sine rei<text:line-break/>odorae praesentia qualitatem aliquam sentimus, aut<text:line-break/>quum plura diversaque naribus oblecta eundem omnia,<text:line-break/>ac li essent similia, odorem repraesentant; saepe vero<text:line-break/>nihil omnino odoramur; aut quum foetorem aliquem,<text:line-break/>etiam si nihil adsit, quod graviter .oleat, sentimus. In<text:line-break/>auditu autem fonitus et strepitus praeter naturam sunt.<text:line-break/>Similiter et quae oculis nigra, obscura, caesia, rufa et<text:line-break/>flava apparent. Atque horum alia rotunda esse, alia<text:line-break/>oblonga, quaedam gracilia, quaedam crassa, omnia autem<text:line-break/>volitare videntur. ln tactu autem, quum inaequalitas<text:line-break/>quaedam, vel densitas, vel gravitas, vel tensio, vel<text:line-break/>stupor, vel ulcerosa affectio in toto corporis habitu sen-<text:line-break/>titur. Pari modo in unaquaque corporis parte vel teu-<text:line-break/>sto, vel contusio, vel morsus, vel gravitas, si nec ma-<text:line-break/>gnae, nec stabiles sint, neutrum esse affectum signisi-<text:line-break/>eant, morbum vero praenuntiant.</text:p>
      <text:h text:style-name="P8" text:outline-level="2">Cap. XXII. </text:h>
      <text:p text:style-name="P12"><text:span text:style-name="Default_20_Paragraph_20_Font"><text:span text:style-name="T1">Q</text:span></text:span>uae vero jam aegrotantibus insunt<text:line-break/>notae , aliae sanitatem , aliae mortem significant. Prto-<text:line-break/>res salubres sunt, posteriores vero generaliter quidem<text:line-break/>morbosae, specialiter vero pern<text:span text:style-name="Default_20_Paragraph_20_Font"><text:span text:style-name="T1">i</text:span></text:span>ciosae dicuntur. Gene-</text:p>
      <text:p text:style-name="Normal">Taliter autem ex functionum virtute et vitio, parti c u.<text:line-break/>fatim vero ex singularum actionum virtute et vitio no-.<text:line-break/>tae sumuntur; quarum genera prius declarata s<text:span text:style-name="Default_20_Paragraph_20_Font"><text:span text:style-name="T1">u</text:span></text:span>nt; pri-<text:line-break/>silum quidem principiorum, secundum autem eorum,<text:line-break/>quae ab illis ortum habent, et tertium eorum, quae sisse<text:line-break/>gubernant, a principiis Vero propagines quasdam acci-<text:line-break/>piunt. Quartum autem genus eorum, quae tunc dixi-<text:line-break/>mus, ex fe quidem ad praedicendum est inutiIe: led<text:line-break/>per accidens aliquando ex ipsis praesagimus, quem-<text:line-break/>admodum omnino et ex recrementis. Ex illis qui-<text:line-break/>dem consensus ratione; ex recrementis vero, quod<text:line-break/>ea coctionis et cruditatis in fe notas continent. Qua-<text:line-break/>re fieri omnino non potest, quin significent, aut na-<text:line-break/>turam materia, aut materiam natura, aut neutram al-</text:p>
      <text:p text:style-name="P5">tera <text:span text:style-name="Default_20_Paragraph_20_Font"><text:span text:style-name="T1">s</text:span></text:span>uperiorem esse. Salubria quidem ligna dicuntur,<text:line-break/>li natura superet, morbosa vero, si superetur, neutra<text:line-break/>vero, li pares pugnae sint. Manifestae autem coctionis<text:line-break/>ligna inter salubria, quemadmodum inter morbosa cru-<text:line-break/>ditatis annumerantur. Quae vero neque coctionem, ne-<text:line-break/>que cruditatem manifestam ostendunt, ex neutrorum na-<text:line-break/>tura sunt.<text:tab/>Sed et neutra sunt, quae nunc hoc, nunc</text:p>
      <text:p text:style-name="Normal">contrarium significant, quales <text:span text:style-name="Default_20_Paragraph_20_Font"><text:span text:style-name="T1">s</text:span></text:span>unt denigrati digiti.<text:line-break/>Ejusmodi autem <text:span text:style-name="Default_20_Paragraph_20_Font"><text:span text:style-name="T1">s</text:span></text:span>unt critica accidentia. De qutbus<text:line-break/>omnibus in libris de crisibus, quemadmodum et de<text:line-break/>singulis actionibus in libris de symptomatum causis, di-</text:p>
      <text:p text:style-name="Normal">ctum est, ex quibus omnem earum matenam partIcula-<text:line-break/>tim sumere oportet. Ne autem prolixior sim, orationi<text:line-break/>de signis finem faciam; ad causas vero me conseram.</text:p>
      <text:h text:style-name="Heading_20_2" text:outline-level="2">Cap. XXIII. </text:h>
      <text:p text:style-name="P9">Quoniam autem harum aliae salubres,<text:line-break/>aliae morbosae, aliae vero neutrae sunt : primum de satu-<text:line-break/>Intibus disseremus. Quoniam vero harum ipsarum quaedam</text:p>
      <text:p text:style-name="P1">conservant, quaedam ver<text:span text:style-name="Default_20_Paragraph_20_Font"><text:span text:style-name="T1">o</text:span></text:span> efficiunt sanitatem, sunt autem<text:line-break/>efficientibus conservantes et tempore et dignitate priores,<text:line-break/>initium a conservantibus sumemus. Quum igitur non<text:line-break/>unum sit salubre corpus, sed plura, ut ante explicatum<text:line-break/>est, horum cuique causa, qua conservetur, peculiaris<text:line-break/>erit: quandoquidem ad aliquid omnis causa refertur.<text:line-break/>Rursus igitur hic ab optima corporis constitutione ini-<text:line-break/>tium sumemus, ejus salubres causas considerantes; qua-<text:line-break/>rum inventionem rei natura docet. Nam li non pate-<text:line-break/>retur corpus nec mutaretur, optima perpetuo maneret<text:line-break/>constitutio: neque arte opus esset, quae illi praesideret.<text:line-break/>Sed quoniam atteratur, mutatur et corrumpitur, nec<text:line-break/>servat quam ab initio habebat constitutionem, hac ra-<text:line-break/>tione praesidio eget. Quot igitur modis immutatur, tot<text:line-break/>auxiliorum, hoc est conservatricum causarum, genera<text:line-break/>habebit; quas ex his, quae jam dicta sunt, constat, ex<text:line-break/>genere esse corrigentium. Sed quoniam paulatim cor-<text:line-break/>vectiones fiunt, antequam magna accidat noxa, praesentis</text:p>
      <text:p text:style-name="P1">status conservatrices, non autem futuro malo prospiciens<text:line-break/>tes medici appellant. lmmutatur autem corpus a qui-<text:line-break/>busdam ex necessitate, i- ab aliis non ex necessitate. Ex<text:line-break/>necessitate autem dico, quae nulla ratione vitari possunt;<text:line-break/>non ex necessitate vero reliqua. Necessario qmdem<text:line-break/>omnino in ambiente aere vertamur, edimus, bibimus,<text:line-break/>vigilamus et dormimus ; ensibus vero et feris non ne-<text:line-break/>cellario objicimur. Unde in priore causarum genere ars<text:line-break/>versatur, quae corpori tuendo dicata est, non autem in<text:line-break/>posteriore. His igitur expositis, in singulis eorum, quae<text:line-break/>necessario corpus immutant, proprium salubrium causa-<text:line-break/>rnm genus inveniemus. fi num quidem ex ambientia<text:line-break/>aeris contactu, alterum ex motu et quiete, tum corporis<text:line-break/>universi, tum ejus partium. Tertium ex somno et vi-<text:line-break/>gilia. Quartum ex his, quae assumuntur. Quintum ex<text:line-break/>his, quae exernuntur et retinentur. Sextum ex animi<text:line-break/>affectibus. Ab his enim omnibus corpus affici necesse</text:p>
      <text:p text:style-name="P1">est. Nam .ab ambiente aere aut calefit, aut refrigeratur,<text:line-break/>aut exiccatur, aut humectatur, aut a conjugatis his as-<text:line-break/>sicitur , aut tota substantia immutatur. Ex motu autem<text:line-break/>et quiete utroque immoderato aut calefit aut refrigera-<text:line-break/>tur, aut humectatur aut resiccatur, aut ab iisdem eo.<text:line-break/>putatis afficitur. Eodem autem modo somnus et vigilia<text:line-break/>ipsum ex necessitate afficiunt, quemadmodum et animi<text:line-break/>motus; et quae assumuntur, aut excernuntur, aut reti-<text:line-break/>nentnr. Haec enim omnia corpus immutant, sanitatem-<text:line-break/>que corrumpunt, alia quidem protinus ac manifeste, alia<text:line-break/>vero alterius causae interventu. Atque de his ipsis par-<text:line-break/>ticulatim in opere de sanitate tuenda seorsum scripsi-<text:line-break/>mus. Omnia igitur modo declarata genera materiae<text:line-break/>quaedam sunt salubrium caularum; quae si commode<text:line-break/>ministrentur, causae sunt et conlervantes et salubres;<text:line-break/>morbosae vero, li incommode. Quare ex his manifestum<text:line-break/>est, praeter has res non alias salubres, alias morbosas</text:p>
      <text:p text:style-name="P1">existimandas esse, sed easdem ad divertas relatas ali-<text:line-break/>quando salubres, aliquando vero morbosas. Si quidem<text:line-break/>torp<text:span text:style-name="Default_20_Paragraph_20_Font"><text:span text:style-name="T1">o</text:span></text:span>ri motum desideranti exercitatio salubris est, quies<text:line-break/>vero insalubris ; si- otio egeat, quies salutaris est, motus<text:line-break/>autem insalubris. Eadem autem cibi , notus et reliquo-<text:line-break/>ruat omnium est ratio. Quorum quodque si egenti cor-<text:line-break/>teri cum jussit tum quantitate, tum qualitate adhibitum<text:line-break/>sit, salubre est; insalubre vero, li aut omnino non iud-<text:line-break/>igeat, aut fi non ferrato modo ministretur. Atque haec<text:line-break/>lue circa salubre et morbosum corpus consideranda sunt,<text:line-break/>sinarum rei, quae adhibetur, quantitas et qualitas. Nul-<text:line-break/>h enim ratione temporis occatio, utpote quae cum<text:line-break/>bis c<text:span text:style-name="Default_20_Paragraph_20_Font"><text:span text:style-name="T1">o</text:span></text:span>mprehensa sit, tanquam aliquod tertium adjun-<text:line-break/>^enda eft. Quum enim tali ac tanta re assumenda cor-<text:line-break/>pa<text:span text:style-name="Default_20_Paragraph_20_Font"><text:span text:style-name="T1">t</text:span></text:span> eget, ea certe opportune adhibetur. Atque hinc<text:line-break/>tutum habet o<text:span text:style-name="Default_20_Paragraph_20_Font"><text:span text:style-name="T1">c</text:span></text:span>casio, quod fluxum mutabileque sit mor-<text:line-break/>tile corpus, quodque pro mutationis ratione aliis .alio<text:line-break/>fungere remediis egeat. Quare non est genere tertium</text:p>
      <text:p text:style-name="P1">inter haec, quae dicta sunt, occasio; verum docendi gra-<text:line-break/>tia ipfa tanquam tertio ob eam quam diximus cautus<text:line-break/>plerumque utimur.</text:p>
      <text:h text:style-name="Heading_20_2" text:outline-level="2">Cap. .XXIU. </text:h>
      <text:p text:style-name="P9">Quoniam autem in his scopis tum asise<text:line-break/>falubres causae, tum quod nunc propositum est genus<text:line-break/>continetur , de ipsis rursus disseramus. Optimae igitur<text:line-break/>corporis constitutioni, si circumductus aer temperatus sit,<text:line-break/>tum aliorum nuper commemoratorum , nempe quietis<text:line-break/>et motus, somni et vigiliae, tum assumendorum et ex-<text:line-break/>cernendorunr exquisita symmetria conveniet. Sin in-<text:line-break/>temperatus sit, tantum symmetriam mutare conveniet,<text:line-break/>quam vitiatum temperamentum est. Symmetriae quidem<text:line-break/>fcopns est, in ambiente quidem aere, ut neque frigore<text:line-break/>infio rrefcamu, , neque aestu sudemus. Ab exercitati<text:span text:style-name="Default_20_Paragraph_20_Font"><text:span text:style-name="T1">o</text:span></text:span>ne<text:line-break/>vero , quum primum lassescere corpus coeperit, cetfan-<text:line-break/>dum est. in. cibis accurata concoctio, et moderata ex-<text:line-break/>crementorum .tum qualitas tum quantitas. lu his con-<text:line-break/>coctioni respondet appetentia. Quare neque praeside</text:p>
      <text:p text:style-name="P1">ugus est, qui cibi modum praestabit. Siquidem optima<text:line-break/>satura tantum probe concoquit, quantum appetit. Si-<text:line-break/>militer autem somno natura ipsa bene constituta modum<text:line-break/>praescribit: somnum enim finit, quum <text:span text:style-name="Default_20_Paragraph_20_Font"><text:span text:style-name="T1">n</text:span></text:span>on amplius eo<text:line-break/>torpui eget. Itaque hanc vivendi rationem servantibus,<text:line-break/>aeque at vi fedimeuta, neque urinae, neque universi^<text:line-break/>torporis excrementa vitiosa sunt : illa enim cibus et<text:line-break/>petas moderatus efficit. Perspirationem veru corporis<text:line-break/>universi salubrem reddit mediocris exercitatio. Per-<text:line-break/>isuaum autem est, quod ab omnibus immodicis animi<text:line-break/>Vectibus, nempe iracundia, tristitia, lurore, timore,<text:line-break/>invidia et cura, abstinendum sit, ut qui naturalem con.<text:line-break/>tutationem corrumpant ac immutent. Veneris autem<text:line-break/>Yuta Epicurum nullus usus salutaris est ; revera tamen<text:line-break/>confert intervallo repetita tam longo, ut exolutio non<text:line-break/>sariatur, et ipse, qui utitur, fe ipso levior esse facilius-<text:line-break/>lue spirare videatur. Idoneum autem ejus utendae</text:p>
      <text:p text:style-name="P1">tempus est, quum corpus in statu omnino medio est<text:line-break/>omnium, quae - foris -circumstant, constitutum, nempe<text:line-break/>immodicae repletionis et inahitionis , caloris^ et frigoris,<text:line-break/>siccitatis et humiditatis. Quod si a mediocritate ali-<text:line-break/>quando aberrarit, levis est error. Caeterum calfacto<text:line-break/>quam refrigerato , pleno quam vacuo , humectato quant<text:line-break/>resiccato corpori veneris usus commodior est Rorant<text:line-break/>autem singulorum qualitas in optima constitutione efi-<text:line-break/>genda esu Exercitationis quidem, in qua omnes cor-<text:line-break/>poris partes aequa proportione moveantur, sic ut aliae<text:line-break/>ultra, aliae citra modum non fatigentur. Temperatilli.<text:line-break/>mus vero cibus ac potus sit, scilicet temperatis naturis<text:line-break/>familiarior. Eadem est in aliis ratio.</text:p>
      <text:h text:style-name="Heading_20_2" text:outline-level="2">.Cap. XXU </text:h>
      <text:p text:style-name="P9">Quod si ab optima constitutione cor-<text:line-break/>pus aliquantum, non autem plurimum deflectat, caulas,<text:line-break/>quae sanitatem tuentur, ad proportionem mutare oportet<text:line-break/>Verum quum multa sint ejusmodi corpora, de singulis<text:line-break/>seorsum est disputandum. Quod igitur temperamentum</text:p>
      <text:p text:style-name="P1">mutat, sed aptam instrumentorum compositionem servat,<text:line-break/>duplicem habet salubrium causarum formam: alteram qui-<text:line-break/>dem earum, quae temperamentum tueantur, alteram vero,<text:line-break/>quae ad optimum revocent. Quae igitur temperamentum<text:line-break/>servant, tantum a temperattssimae naturae causis di-<text:line-break/>stant, quantum ab illa totius corporis temperamentum<text:line-break/>discedit. St.quidem calidiora corpora calidiorem victus<text:line-break/>rationem efflagitant; frigidiora vero frigidiorem; sic-<text:line-break/>ciora autem sicciorem , et humidiora humidiorem ; at-<text:line-break/>que secundum coniugationem calidiora et sicciora ca-<text:line-break/>Iidtorem et sicciorem. Eadem est reliquarum trium con-<text:line-break/>jugationum ratio. Causarum igitur materia is recte ute-<text:line-break/>tur, qui natiVas earum vires noverit, quod videlicet<text:line-break/>motus, inedia, vigiliae, vacuasse, et omnes animi as-<text:line-break/>sectiones corpus exiccent; his vero contraria humectent.<text:line-break/>Eodem modo quisquis calfacientia refrigeranti aque vi-<text:line-break/>tae studia, cibum quoque ac potum, atque, ut <text:span text:style-name="Default_20_Paragraph_20_Font"><text:span text:style-name="T1">s</text:span></text:span>emel</text:p>
      <text:p text:style-name="P1">dicam, omnium, quae corpori admoventur, materias ao<text:line-break/>facultates intellexerit, salubribus causis utetur, similia<text:line-break/>similibus adhibendo, si quidem corporis temperamentum,<text:line-break/>quale accepit, .tueri velit, Si vero permutare corpus at-<text:line-break/>que transferre velit in meliorem statum, altero sala-<text:line-break/>brium causarum genere antedictis quidem contrario est<text:line-break/>opus, quod a temperatis mediisque, quas optimis natum<text:line-break/>convenire dicebamus, aequaliter in. alterutram partem<text:line-break/>declinet. Nunquam enim in exquisitam temperiem calida<text:line-break/>et sicca victus ratio calidiorem et . sicciorem naturata</text:p>
      <text:p text:style-name="Normal">mutabit, sed ea, quae tanto sit justo temperamento sii-<text:line-break/>gidior et humidior, quantum natura naturam calore et<text:line-break/>siccitate superabat. Tale autem causarum genus conge.<text:line-break/>nrtas intemperaturas emendat; alterum vero, de qua<text:line-break/>ante disputatum est, .conservat. Utrisque autem medici<text:line-break/>vicissim utuntur. Siquidem, quum per otium majus licet,<text:line-break/>corrigunt paulatim in meliorem statum transferentes;<text:line-break/>non enim Inbitas natura. mutationes sustinet. In eodem</text:p>
      <text:p text:style-name="P1">vero statu, quum necessariis detinentur occupationibus,<text:line-break/>servant Quid est igitur, cur talem causarum differentiam<text:line-break/>conservatricem appellamus? Hanc enim potius immuta-<text:line-break/>lucem et curatricem forte nominasse conveniebat, et<text:line-break/>congenit<text:span text:style-name="Default_20_Paragraph_20_Font"><text:span text:style-name="T1">o</text:span></text:span>rum vitiorum emendatricem; quoniam omnes,<text:line-break/>quae sanos tuentur, causas, ad universum sanitatis genus<text:line-break/>relatas, non autem ad singulas differentias, conservantes<text:line-break/>vocavimus; sive praeter id, quod sanitatem servant, in<text:line-break/>stellarem statum totam temperaturam deducant; sive,.<text:line-break/>quae ab initio generationis contracta est, naturam <text:span text:style-name="Default_20_Paragraph_20_Font"><text:span text:style-name="T1">t</text:span></text:span>er-<text:line-break/>reut. Quae vero constitutionem deteriorem reddunt,<text:line-break/>m<text:span text:style-name="Default_20_Paragraph_20_Font"><text:span text:style-name="T1">o</text:span></text:span>rb<text:span text:style-name="Default_20_Paragraph_20_Font"><text:span text:style-name="T1">o</text:span></text:span>sas dicimus. omnibus autem similiter intempera-<text:line-break/>tis partibus similis, dissimiliter vero dissimilis cura ad-^<text:line-break/>bibetur. potest enim ventriculus, quam par fit, srigidior<text:line-break/>esse, caput vero calidius, atque ita utrumque filii pro-<text:line-break/>pria remedia desiderare. Ad eundem modum unaquae-<text:line-break/>que partium reliquarum justo temperamento aut humi-<text:line-break/>dior, aut siccior, aut calidior, aut frigidior esse i victus-.<text:line-break/>que ratione intemperaturae suae familiari egere. Non</text:p>
      <text:p text:style-name="P1">igitur omnes ejusmodi partes ex aequo exercebimus,<text:line-break/>nec eodem modo hnmectabitnus , aut exiccabimus, aut<text:line-break/>aliud quidpiam efficiemus. De bis autem fusius in libris<text:line-break/>de fanitate tuenda disputatum est.</text:p>
      <text:h text:style-name="Heading_20_2" text:outline-level="2">Cap. XXVI. </text:h>
      <text:p text:style-name="P9">lustrum en torum vero, quatenus ipfa<text:line-break/>ab optima constitutione recedunt, hic etiam salubres<text:line-break/>causae inter <text:span text:style-name="Default_20_Paragraph_20_Font"><text:span text:style-name="T1">t</text:span></text:span>e disserunt. Siquidem aliae vitiatae con-<text:line-break/>formationis, aliae magnitudinis , aliae numeri, aliae<text:line-break/>positus salubres sunt causae. In conformatione igitur<text:line-break/>complura vitia cernuntur, nimirum figura partis, et si<text:line-break/>quod est naturale in ea concavum, aut osculum, aut<text:line-break/>meatus, aut asperitas, aut laevitas, a <text:span text:style-name="Default_20_Paragraph_20_Font"><text:span text:style-name="T1">t</text:span></text:span>ua symmetria de-<text:line-break/>clinantia. Quod si exiguum vitium sit, salubrium; sin<text:line-break/>magnum; insalubrium appellationem obtinent. Si vero<text:line-break/>tantus fit excessus, ut actio laedatur,. jam aegrotare di.<text:line-break/>cuntur. In magnitudine vero easdem differentias exnpe.<text:line-break/>rantia et defectus constituunt. In numero autem, quae-<text:line-break/>cunque sive una, sive plures ex partibus simplicibus</text:p>
      <text:p text:style-name="P1">aut desint, aut redu<text:span text:style-name="Default_20_Paragraph_20_Font"><text:span text:style-name="T1">n</text:span></text:span>dent. In quo genere continentur<text:line-break/>quae praeter naturam nobis adnascuntur materiae. Su-.<text:line-break/>peresi aliud genus, nempe simplicis cujusque partis situs.<text:line-break/>(ejus quatuor omnino sunt differentiae, una quidem op-<text:line-break/>tima ; altera,. quae nonnihil ab hac deflectit, ideoque fa-<text:line-break/>lubre corpus reddit; tertia morbosum, quum longius<text:line-break/>recedit; quarta vero jam aegrotum, quum. plurimum<text:line-break/>distat Quae autum vitium lu figura fecerunt, quales<text:line-break/>vatiae sunt, varae et obliquae, siquidem recens adhuc<text:line-break/>natae atque tenellae sunt, reconcinnatione et deligatione<text:line-break/>ad naturalem statum reducuntur; sn durae ac jam in-<text:line-break/>auctae, non corriguntur. Ouinefam et quae vitiosam<text:line-break/>cavitatem obtinent , dum adhuc crescunt , eodem. emen-.<text:line-break/>dantur modo. Quum vero ad summum incrementum<text:line-break/>pervenerunt, correctionem non admittunt. Itaque exi-.<text:line-break/>gnas cavitates ligatura et quies, magnas vero partium<text:line-break/>actio et spiritus retentio reddit. Eodem autem modo<text:line-break/>meatuum et osculorum vitia emendantur, Quaecunque</text:p>
      <text:p text:style-name="P1">etiam justam magnitudinem excedunt, quiete aptaque de-<text:line-break/>ligatione minores efficiuntur; majores vero motu natu-<text:line-break/>nae commodo , et frictione mediocri , et aliis quibuscun.<text:line-break/>que sanguinem uberiorem attrahere idoneis. Quae autem<text:line-break/>deficiunt, siquidem ex sanguine ortum habent, refarciri<text:line-break/>possunt. Quae vero ex semine, fere non possunt, ve-<text:line-break/>rum pro his alia eundem habentia usum nonnunquam<text:line-break/>efficere licet: quorum omnium opifex natura est, me-<text:line-break/>dicus vero minister. At quae numero superant, ipsarum<text:line-break/>sublatio causa salubris est. Sed considerandum, in qni-<text:line-break/>bus id fieri possit. Quod fi fieri nequeat, ut alio trans.<text:line-break/>feratur , adhibenda cura est. Eadem ratione quae in<text:line-break/>situ su<text:span text:style-name="Default_20_Paragraph_20_Font"><text:span text:style-name="T1">n</text:span></text:span>t vitia emendantur. Certum autem est, duo aut<text:line-break/>tria vitia in eadem saepe parte simul consistere posse:<text:line-break/>quod ei accidit, qui exiguum ac rotundum et in septum<text:line-break/>transversum incumbentem ventriculum habebat, in quo<text:line-break/>magnitudo, conformatio et situs depravatus erat; tem.</text:p>
      <text:p text:style-name="P1">peramentum quoque frigidius. Hic ad naturalem statum<text:line-break/>nullo auxilio transferri poterat, fed tamen, ne nimis<text:line-break/>infestaretur, impediri. Quoniam enim, dum plenus vena<text:line-break/>ter erat, aegre spirabat, cibus parcior, sed qui probe<text:line-break/>aleret, nec lente descenderet, ter die sumebatur. Alteri<text:line-break/>vero, cui jecur saepissime ob vasorum angustiam obstrue-<text:line-break/>batur, extenuans victus remedio fuit.</text:p>
      <text:h text:style-name="Heading_20_2" text:outline-level="2">Cap. XXVII. </text:h>
      <text:p text:style-name="P9">Superest adhuc genus unum, quod<text:line-break/>simplicium partium et instrumentorum commune est;<text:line-break/>nempe unitatis solutio, quam forte quispiam his, qui in-<text:line-break/>culpata sanitate fruuntur, aliquando inesse negabit ob<text:line-break/>id, quod ea semper affectio sit; non videns, quod de<text:line-break/>omnibus generibus eodem modo dubitandum esset. Nam<text:line-break/>si actionis offensio , quae quidem sensu percipitur, mor-<text:line-break/>bum a sanitate non distinguat, sed affectionis tantum<text:line-break/>qualitas consideretur , necessario perpetuae valetudinis<text:line-break/>opinio recipietur: quum nemo sit, qui optimas actiones<text:line-break/>omnes habeat. Verum haec disputatio, quoniam magis<text:line-break/>logica esse videtur, seorsum consideranda esu</text:p>
      <text:h text:style-name="P8" text:outline-level="2">Cap. xxvtH. </text:h>
      <text:p text:style-name="P9">De salubribus vero causis, quatenus ad<text:line-break/>eos reserantur, quos aegrotare constat; deinceps disseramus,<text:line-break/>ab intemperie exorti. Explicanda igitur prius Iunt, quae<text:line-break/>ab omnibus sere medicis praetermittuntur, nempe alias jam<text:line-break/>saetae intemperie: salubres causas esse, alias ejus, quae ad-<text:line-break/>huc fit, quemadmodum et ejus, quae Iutura est, alias.<text:line-break/>Hujus postrem<text:span text:style-name="Default_20_Paragraph_20_Font"><text:span text:style-name="T1">a</text:span></text:span>e aliae in ea artis parte constitutae sunt,<text:line-break/>quae corpori prospicit, aliae in ea, quae praesentent sani..<text:line-break/>talem tuetur D<text:span text:style-name="Default_20_Paragraph_20_Font"><text:span text:style-name="T1">a</text:span></text:span>mium autem primae in sola curandi ra-<text:line-break/>tione cautae positae sunt. Ejus vero, quam inter utramque<text:line-break/>mediam esse diximus, in praecautione et curatione.<text:line-break/>Etenim Iactam intemperiem et quae jam morbus existit,<text:line-break/>curare oportet. Eam autem, quae nondum morbus t st,<text:line-break/>sed tamen ex corporis assectione futurus, prohibere opor-<text:line-break/>tet. Ejus vero, quae sit, quod quidem sum Iactum est,<text:line-break/>curare, quid vero sutorum est, prohibere. Prohibetur<text:line-break/>autem,. assectione, ex qua id fieri idoneum est, subla a,<text:line-break/>quae quidem antecedens causa nominatur. dam vero</text:p>
      <text:p text:style-name="P1">factus morbus, affectione, quae prima naturalem actio-<text:line-break/>nem laedit, sublata, curabitur, quam quidem morbi can-<text:line-break/>lini esse dicimus. Curatio autem unum habet scopum<text:line-break/>primarium maximeque communem, nempe rei, quae<text:line-break/>tolli debet, contrarium. Ex hoc enim genere caulae<text:line-break/><text:span text:style-name="Default_20_Paragraph_20_Font"><text:span text:style-name="T8">otnt.es </text:span></text:span>sunt, quae sanitatem efficiunt; speciatim vero ex<text:line-break/>luis cuique contrariis. Calido igitur affectui frigida<text:line-break/>caufa contraria est, frigido vero calida. Eadem est in<text:line-break/>reliquis ratio. Nam si praeter naturam excessus omnis<text:line-break/>sit, mediocritas vero fecundum naturam, necessario om-<text:line-break/>niao ad mediocritatem, quod excessit, ab excessu con-<text:line-break/>trario reducetur. Perspicuum autum est, quod ex sua-<text:line-break/>facultate, non autem specie ac imagine, calidum et fri-<text:line-break/>gidum aliaque id genus accipienda sunt. Ex facultate<text:line-break/>voco, quod tale revera esit, quale esse dicitur; ex specie<text:line-break/>vero ac imagine, quod tale est, quale obvio sensui ap-<text:line-break/>paret; fed revera tale non existit. Quomodo autem<text:line-break/>haec cognofcere oporteat, in opere de simplicium medi-</text:p>
      <text:p text:style-name="P1">camentorum facultatibus docuimus. Ad inveniendas au-<text:line-break/>tum salubres causas, has quidem, quae morbum jam or-<text:line-break/>tum curant, ea via ac ratione utendum est, qua id,<text:line-break/>quod. rei speciem prae fe fert, ab eo, quod facultate<text:line-break/>ejusmodi sit, distinguitur; ad has vero, quae adhuc na-<text:line-break/>fcenti medentur, non fotum hac, sed et ea, qua morbo-<text:line-break/>rum causae inveniuntur. Age igitur accendatur, exem-<text:line-break/>pli gratia, ex humoribus putribus febris: hi immutatio-<text:line-break/>nem atque vacuationem indicant. Immutatio quidem pu.<text:line-break/>tredinem tollit, manente materia, quam vacuasse totam e<text:line-break/>corpore educit. Ejusmodi autem immutationis species est<text:line-break/>concoctio , cujus perficiendae rationem nactus , causarum,<text:line-break/>quae hoc modo .sanitatem efficiunt, peritiam habebis.<text:line-break/>Vacuatus autem fit per venae sectionem, clysterem luti.<text:line-break/>nas et cutis perspiratiouem ; praeterea et per revulsio-<text:line-break/>nem in contrarium et derivationem in alteram partem.<text:line-break/>In hoc genere continentur mensium provocatio, et ve-<text:line-break/>narum haemorrhoidum reclusio;. et quae per nares ac</text:p>
      <text:p text:style-name="P1">palatum fit purgatio. Quum igitur hic etiam inventae<text:line-break/>fuerint materiae, quibus in qualitate, quantitate, tem-<text:line-break/>poris occasione et utendi modo ministratis vacuatio fit,<text:line-break/>is hac artis parte salubria inveniemus, quorum omnium<text:line-break/>in opere de curandi ratione tradita est iuventio. Eadem<text:line-break/>ratione in aliis tribus temperaturis salubres causas in v e.<text:line-break/>niemus, unum commune praeceptum servantes, nempe<text:line-break/>tollendam prius caulam omnium harum effectricem, deinde<text:line-break/>ad morbum ab eadem genitum veniendum esse. ln com-<text:line-break/>pcsitis vero intemperaturis coniunctae simplices cau<text:span text:style-name="Default_20_Paragraph_20_Font"><text:span text:style-name="T1">t</text:span></text:span>ae fa-<text:line-break/>lubria praecepta commonstrabuut. Atque etiam idoneum<text:line-break/>remedium , fi , quod ini emperaturae magnitudini propor-<text:line-break/>sicae respondet, cognoscamus, inve<text:span text:style-name="Default_20_Paragraph_20_Font"><text:span text:style-name="T1">n</text:span></text:span>iri poterit; velut,<text:line-break/>exempli gratia, si decem numeris corpus, quam naturae<text:line-break/>conveniat, calidius fit, septem vero siccius; in hisce<text:line-break/>astectibus causa salubris decem numeris frigidior, septem<text:line-break/>vero humidior esse debebit. Itaque, si affectae parti ejus-</text:p>
      <text:p text:style-name="P1">modi medicamentum adhibeatur , id tam srigidum ac hu-<text:line-break/>mictum sit, quum indicatio jubet. Quod fi in alto cor-<text:line-break/>pore pars affecta sit posita ; excogitandum salubre reme-<text:line-break/>dium est, quod in transitu viam suam non amittat. sii<text:line-break/>igitur id pulto calidius esse oporteat, neu sutum, quan-<text:line-break/>tum affectus ipse exigit, calidum fit, sed ultra modum<text:line-break/>adliciatur, quod ob situm necessario addendum est. sin<text:line-break/>frigidius admovendum sit , non simpliciter augendum ejus<text:line-break/>frigus est, fed et materia prius confideranda est; quae<text:line-break/>si partium crassitie pollet, tantum abeft, ut in profundunt<text:line-break/>feratur-, ut contrarium omnino effectum praestet cutim<text:line-break/>densando. Si vero substantiae tenuitate donata sit, altius<text:line-break/>penetrare poterit. Ad eundem modum in humidis et sic-<text:line-break/>cis crassities et tenuitas consideranda est. ltaque ab as.<text:line-break/>lectae ^partis situ sumpta indicatio salubres caulas (ut<text:line-break/>modo diximus) suggerit. A formatione ver<text:span text:style-name="Default_20_Paragraph_20_Font"><text:span text:style-name="T1">o</text:span></text:span> et situ,<text:line-break/>quum emissaria sensibus conspicua in adversam partem<text:line-break/>perforata habent; aut lris omnino carent. Quae enim</text:p>
      <text:p text:style-name="P1">in principes partes fluunt, avertimus; irritamus vero;.<text:line-break/>quae in ignobiles feruntur. Certum autem est causas,<text:line-break/>quae intemperiem efficiunt, -vacuatione curandas esse;<text:line-break/>ipsam vero- intemperiem alteratione.</text:p>
      <text:h text:style-name="Heading_20_2" text:outline-level="2">Cap. XXIX. </text:h>
      <text:p text:style-name="P9">In soluta autem unitate praecipua<text:line-break/>curationis intentio est, ut ad unitatem reducatur, .quod<text:line-break/>instrumentis quidem fieri non potest, nec in omnibus<text:line-break/>simplicibus partibus, sed quibusdam; velut in carnosis,<text:line-break/>quae agglutinatione curantur (nihil autem refert, an coa-<text:line-break/>litum dixeris). Hanc, quum vulnus malus est, praecedit<text:line-break/>dilectarum partium commissio, quae in conformationis<text:line-break/>genere continetur. Ut autem haec firma stabilisque fiat,<text:line-break/>^ligatura, quae separatas partes coniungat, et fibulae et<text:line-break/>futurae utiles fonti Agglutinat vero dissidentes^ partes<text:line-break/>ac pristinae unitati restituit natura. Nostrum vero mu-<text:line-break/>ttus est, primum quidem, ut dixi, diductas partes in<text:line-break/>unum cogere; fecundum, commissas servare; tertium,<text:line-break/>providere, ne quid inter vulneris labra incidat; quartum,</text:p>
      <text:p text:style-name="P6">partis substantiam tueri. Quemadmodum autem primam<text:line-break/>ac secundum quis efficere possit , ante diximus. Tertiam<text:line-break/>vero perficiemus, si, quae dispuncta sunt, coniungendo<text:line-break/>nihil in vulnus extrinsecus illabi sinamus. Persaepe<text:line-break/>enim pilus aut oleum aut alius humor lu agglutinanda-<text:line-break/>rum partium medio positus continuitatem impedit fle-<text:line-break/>lude, procedente tempore, tertium scopum servabimus<text:line-break/>humoris effiuxione, quae aperto vulnere fit, aut adversa<text:line-break/>parte inciso, aut apte collocato. Substantiae autem par-<text:line-break/>tis sanitatem tuebimur mediocriter desiccantibus. stato.<text:line-break/>quidem est iolutae unitatis in carnosa parte , fi quidem<text:line-break/>fota sit, curandi ratio. Quod si cum altero morbo con-<text:line-break/>juncta sit, plures erunt iudicationum scopi, de quibus<text:line-break/>deinceps disseremus , quum de compositis commissis-<text:line-break/>que affectibus^ aut quomodocunque lubet appellare,<text:line-break/>disseremus. Nunc vero reliquas unitatis solutiones<text:line-break/>tractemus.</text:p>
      <text:h text:style-name="P8" text:outline-level="2">cap. XXX.</text:h>
      <text:p text:style-name="P9"><text:s/>Fractura igitur .solutio c<text:span text:style-name="Default_20_Paragraph_20_Font"><text:span text:style-name="T1">o</text:span></text:span>ntinuitatis<text:line-break/>est in osse; quae, quatenus ad primum scopum attinet,<text:line-break/>non sanescit; quatenus vero ad secundum, quodammodo<text:line-break/>curari potest. Primus autem scopas est agglutiuatio,<text:line-break/>quae fieri ob siccitatem non potest. . Secundus autem<text:line-break/>connexio, quae callo fracturam clicumligante perficitur.<text:line-break/>fingo ver<text:span text:style-name="Default_20_Paragraph_20_Font"><text:span text:style-name="T1">o</text:span></text:span> calli, quatenus ex materia et a natura sit,<text:line-break/>aliis est communis, quatenus vero formam habet ossi si-<text:line-break/>salem, ex ejus nutrimento gignitur. At molle puerile-<text:line-break/>que os coalescere potest. Caeterum ejusmodi affectus<text:line-break/>bae alterius societate raro contingere solet. Fractis<text:line-break/>enim ossibus musculi una cum aliis vicinis partibus ut<text:line-break/>patrimum afficiuntur. Quocirca duplex erit curationis<text:line-break/>ratio; una quidem ipforum ossium, altera circumstantium<text:line-break/>^attium, de qua disseremus, quum de carnofarum partium<text:line-break/>ccannistis affectibus agemus. De fracturis autem nunc .<text:line-break/>disputandum est. Quoniam quidem hae call<text:span text:style-name="Default_20_Paragraph_20_Font"><text:span text:style-name="T1">o</text:span></text:span> curantur<text:line-break/>(eri generando proprio ossis nutrimento opus est), ad</text:p>
      <text:p text:style-name="P1">calli -generationem naturae committendum recrementum<text:line-break/>est, id autem et qualitate et quantitate temperatum etis<text:line-break/>debet. ldeo victus ratio requiritur, ex qua tantus talis-<text:line-break/>que sanguis, qui ad ossa fertur, comparetur, quantus<text:line-break/>qualisque generando callo est necessarius. Quoniam<text:line-break/>rursus is per ossis fracti cavernas transmittitur, conside-<text:line-break/>rare ejus multitudinem ac qualitatem, atque ita rictum<text:line-break/>sicciorem aut humidiorem instituere oportet. Haec om-<text:line-break/>nia lu opere de medendi methodo fusius tradita fiunt.</text:p>
      <text:h text:style-name="Heading_20_2" text:outline-level="2">Cap. XXXI. </text:h>
      <text:p text:style-name="P9">Nervi vero et tendonis punctura ob<text:line-break/>fentiendi praestantiam ob idque , quod cum principis pars<text:line-break/>haec continuitatem habet, prompte accersit convulsi<text:span text:style-name="Default_20_Paragraph_20_Font"><text:span text:style-name="T1">o</text:span></text:span>nem,<text:line-break/>maximeque si nihil foras exhalet, quod scilicet caecum sit<text:line-break/>cutis vulnus. Id igitur aperiendum est, exiccandumque<text:line-break/>materia tenui, quae in altum et ad vulneratum usque ner-<text:line-break/>vum penetrare possit. De his autem in libris de curandi</text:p>
      <text:p text:style-name="P1">ratione accurate disputatum esu Haec igitur est salubrium<text:line-break/>cantarum in simplicibus ejusmodi affectibus forma.</text:p>
      <text:h text:style-name="Heading_20_2" text:outline-level="2">Cap. XXX1L </text:h>
      <text:p text:style-name="P9">ln compositis vero affectibus cum<text:line-break/>ulceribus primum quidem ningitur cavitas, quam non<text:line-break/>aliam affectionem, feti ulceris differentiam esse arbitran-.<text:line-break/>tuo verum id differentia non est, sed alterum quoddam<text:line-break/>universi morbi genus, in quo perdita substantia est lta-<text:line-break/>que ad duplicis morbi curationem scopo duplici opus<text:line-break/>est. Nam unitatis solutio continuitatem desiderat, sub-<text:line-break/>stantiae vero amissio nutritionem; cujus paulo ante scopi<text:line-break/>lectitati funt. Quod vero affectionem hanc primum cu-<text:line-break/>rare oporteat, deinde continuitatem resarcire, ipsa rei<text:line-break/>natura docet. Si igitur, quod concavum est, impleatur et<text:line-break/>ad aequabilitatem ulcus reducatur, fiet, ut alter sc<text:span text:style-name="Default_20_Paragraph_20_Font"><text:span text:style-name="T1">a</text:span></text:span>pus<text:line-break/>tollatur; quandoquidem, recens nata luter ulceris labra<text:line-break/>carne, disjuuctae partes coire. non possunt;. quare inve-<text:line-break/>alenda alia curationis ratio est. Invenietur autem ex re.</text:p>
      <text:p text:style-name="P1">naturali, quam parti parare oportet. Huic autem nata-<text:line-break/>rale est cute obduci. Id igitur praestandum est; aut, si<text:line-break/>fcopum assequi nequeas, simile quidpiam cuti, nempe<text:line-break/>carnem ipsi substantiae proximam generare oportebit<text:line-break/>Ejusmodi autem et sicca et callosa est. Siccantibus igitur<text:line-break/>ac astringentibus citra morsum medicamentis ad inducen-<text:line-break/>dant cicatricem est opus. Ad eundem modum, si adnata<text:line-break/>sordes sit, ad detersionem dirigendum consilium est. Sa-<text:line-break/>lubre igitur medicamentum esit, cui detergendi vis insit.<text:line-break/>Horum autem materia in libris de medicamentorum fa-<text:line-break/>unitatibus tradita est Atque etiam, si cum ulcere juncta<text:line-break/>inflammatio aliqua vel contusio, vel scirrhus, vel cedema<text:line-break/>sit, ea prius via ac ratione antedicta curanda Iunt.<text:line-break/>Eodem modo; si quid in ulcus influat, influxionis curatio<text:line-break/>adhibenda est. Similiter autem, fi intemperie aliqua<text:line-break/>ulcerata pars laborat, ad remedia, quibus abigi ipsa possit,<text:line-break/>prius veniendum esu De bis quidem satis.</text:p>
      <text:h text:style-name="Heading_20_2" text:outline-level="2">Cap. XXXlll.</text:h>
      <text:p text:style-name="P9"><text:s/>Ad conformationis vero genus, quod<text:line-break/>implores differentias distribuitur, jam transeundum est,</text:p>
      <text:p text:style-name="P1">sumpto ab evidentissimo disputationis initio, quod in fi-<text:line-break/>gurae permutatione fit. lu his igitur, qui adhuc crescunt,<text:line-break/>plurimae partes emendari possunt r in his vero, qui ad<text:line-break/>incrementum pervenerunt, non possunt. Quae autem<text:line-break/>curationem admittunt, in contrariam depravatae formam<text:line-break/>reducenda fonti Quod st ob fracturam male concinna-<text:line-break/>tam vitiata membri figura. su, recenteque callo occupata,<text:line-break/>frangere oportet, ac- probe reconcinnare ; postea vero<text:line-break/>callum inducere. Ex eodem autem morborum genere est<text:line-break/>obstructio, quam humorum lentor ac crassities parit; at-<text:line-break/>quae haec fcopum unum habet affectui contrarium, nempe<text:line-break/>expurgationem. Curatur autem detergentibus ac incidenti-<text:line-break/>bus medicamentis. Si vero stercore duro ferctum in-<text:line-break/>testinum fit, primum quidem emendanda duritia est hu-<text:line-break/>midis et pinguibus clysteribus, deinde acribus stercus<text:line-break/>vacuandum. At si calculus vesicam obstruit, in praefen-<text:line-break/>tia quidem transferendus esu Quod si omnino sanare<text:line-break/>velis, vesicae <text:span text:style-name="Default_20_Paragraph_20_Font"><text:span text:style-name="T1">t</text:span></text:span>ectione eximendus est. Qui autem prae-</text:p>
      <text:p text:style-name="P1">ter naturam humor continetur, integra vernatione cura:<text:line-break/>tur; ut in suppuratis. Immoderata vero repletio, cujus-<text:line-break/>modi est sanguinis in venis, immodica vacuatione cura-<text:line-break/>tur. Quemadmodum et his, quibus in ventre aut intesti-<text:line-break/>nis, aut arteria, aut pulmone pus vel sanguis contine-<text:line-break/>tur, integra vacuatis, est necessaria. Caeterum cibus et<text:line-break/>potus plenior recensqne sumptus vacuatione corrigitur.<text:line-break/>Quae vero in pulmone et thorace continentur, cum tussi<text:line-break/>reiiciu<text:span text:style-name="Default_20_Paragraph_20_Font"><text:span text:style-name="T1">n</text:span></text:span>tur, fed medicamentis extenuata. At quae in<text:line-break/>jecore sunt, aut venis, aut arteriis, aut renibus, caper<text:line-break/>urinas vel ve<text:span text:style-name="Default_20_Paragraph_20_Font"><text:span text:style-name="T1">n</text:span></text:span>trem expelluntur. Sed quae per urinas re.<text:line-break/>petuntur, vehementer extenuari debent; quae vero per<text:line-break/>ventrem, attrahentibus et aperientibus egent. Quae au-<text:line-break/>tem in superiore^ ventre continentur, vomitionibus, quae<text:line-break/>vero in inferiore, alvi subductione deiiciu<text:span text:style-name="Default_20_Paragraph_20_Font"><text:span text:style-name="T1">n</text:span></text:span>tur. sub<text:line-break/>cute autem collecta vel sectionem , vel candens ferrum,<text:line-break/>vel adurens medicamentum efflagitanti Ad eundem me-<text:line-break/>dum et quae in loco .natura cavo, ut thorace, contis<text:line-break/>nentur. lu summa autem , quicquid praeter naturam in</text:p>
      <text:p text:style-name="P1">aliqua parte est, tollendum est, aut, si id assequi non<text:line-break/>pellis, transponendum. Quae autem .toto genere praeter<text:line-break/>naturam non sunt, sed quantitate delinquunt, evacua-<text:line-break/>sicne curanda sunt, cujus ratio cum ex ipfo affectu, tum<text:line-break/>maxime ex affectis partibus invenitur. - Exasperatas<text:line-break/>praeter naturam partes ad naturalem laevitatem. aequa-<text:line-break/>litatemque reducimus, ossa quidem radendo, arteriam<text:line-break/>autem et linguam humore lento morsu carente deliuieu-<text:line-break/>do. I.aevigatae vero praeter naturam medicamentis,<text:line-break/>quae abunde detergeant et leviter adstringant, ad na-<text:line-break/>tivam asperi ratem revocantur.</text:p>
      <text:h text:style-name="Heading_20_2" text:outline-level="2">Cap. XXXIV </text:h>
      <text:p text:style-name="P9">obstructiones vero vel angustiae.<text:line-break/>quae morbis aliis succedunt, posterius curari debent. In<text:line-break/>opere autem de morborum differentiis ostendimus, supra-<text:line-break/>dictos affectus plerumque nasci ex inflammationibus,<text:line-break/>scirrbis, oedematis, et nonnunquam ex immodicis sicci-<text:line-break/>talibus, pravisque continentium partium figuris, quem-</text:p>
      <text:p text:style-name="P1">admodum et ex quibusdam circumstantibus tumoribus.<text:line-break/>Quod si ex supradictis quaedam inter fe copulentur,<text:line-break/>varias habebunt indicationes. De uno autem velut exem-<text:line-break/>plo verba facere satis fuerit, . quando fusius de omnibus<text:line-break/>in libris de curandi ratione disputatum est. Ponamus<text:line-break/>igitur, in partem aliquam sanguinis multitudinem fluere,<text:line-break/>ita ut in ea non solum majores, sed et minores venae<text:line-break/>distendantur, .quae prius visum effugiebant, nunc vero<text:line-break/>ob plenitudinem conspicuae sunt . quod aliquando in ocu-<text:line-break/>lis ob . tunicae^ candorem manifeste cernitur). Verisimile<text:line-break/>est, alia .quoque vafa sentum effugientia plenitudine dis-<text:line-break/>tenta esse, non tamen. ob exiguitatem apparere. pertua-<text:line-break/>lum itaque est, ne, quod ex vasis exudat, ad inania spa-<text:line-break/>tia intermedia effundatur, aut nonnihil jam sit effusum.<text:line-break/>Hic fiane affectus vernatione curatur, aut, ut clarius ex-<text:line-break/>plicem, evacuatione. Quoniam quidem affectus immode-<text:line-break/>rata partis repletio erat, necessario, quod supervacuum</text:p>
      <text:p text:style-name="P1">est, aut intro remeando, aut per ipfam affectam partem<text:line-break/>vacuabitur. Intro remeabit quidem, fi repellatur, vel re-<text:line-break/>trahatur, vel in propinquam partem mittatur, vel bo-<text:line-break/>rutu aliquo modo, vel omnibus. Quod autem per uf-<text:line-break/>fectam partem vacuatur, aliquando quidem evidens est,<text:line-break/>fenfuique pervium, aliquando vero in vapores resolvitur.<text:line-break/>fii igitur universum corpus plenius fuerit, per affectam<text:line-break/>partem vacuandum non esu Nam si manifeste scarilica-<text:line-break/>lienibus et sectionibus vacuemus, dolorem excitabimus,<text:line-break/>p rein deque fluxionem majorem advocabimus. Quod si<text:line-break/>calidis medicamentis digerere tentemus, plus in affectum<text:line-break/>locum ob calorem attrahemus, quam per halitum dissi-<text:line-break/>pari possit. At si retorquere, quod influxit, velimus, cor-<text:line-break/>pus plenum non excipiet. Duabus igitur his de causis -<text:line-break/>telam corpus vacuare oportet, deinde i<text:span text:style-name="Default_20_Paragraph_20_Font"><text:span text:style-name="T1">n</text:span></text:span> contrarium<text:line-break/>omnino, quod influit, revellere. Quo peracto, e parto<text:line-break/>prius repellere, quam per halitum digerere tentabimus.<text:line-break/>biam eo facilior erit vacuatus, quo per majores et pa-<text:line-break/>tentiores vias fiet. Ex affecto autem loco adstringentis</text:p>
      <text:p text:style-name="P1">bus et refrigerantibus medicamentis repellemus. Quin<text:line-break/>et inanime partes ad fe,. quod repellitur, attrahunt, ut<text:line-break/>in libro de facultatibus naturalibus demonstratum est.<text:line-break/>Idem venae adstringentibus remediis confirmatae retur-<text:line-break/>dunt. Si igitur ad hunc modum. tutum intro recurrat,<text:line-break/>prospere res cedet. Quod si quid relictum in particula<text:line-break/>ftt, coniiciendum est, id lentum aut crassam este, pr<text:span text:style-name="Default_20_Paragraph_20_Font"><text:span text:style-name="T1">o</text:span></text:span>in-<text:line-break/>deque ita impactum, ut non facile elui possit. Quam-<text:line-break/>quam fieri potest, fi tale non existat, ut in spatia inter-<text:line-break/>media refusum fit: quod quum accidit, jam tempus sua-<text:line-break/>det, per affectam partem vacuandum este. medicamentis,<text:line-break/>quae repellendae flexionis facultatem habent, supra itu<text:span text:style-name="Default_20_Paragraph_20_Font"><text:span text:style-name="T1">r<text:line-break/></text:span></text:span>pofitis. Vacuabimus autem, si quid in spatiis lutermediis<text:line-break/>retentum esse suspicio sit, icari strutionibus simul et me-<text:line-break/>dicamentis digerendi vi praeditis. Sed quum haec omnis<text:line-break/>facultate calida sint, mordendi vi praedita, si modum ex-<text:line-break/>cesserint; vitanda funi vehementer calida, praesertim fi</text:p>
      <text:p text:style-name="P1">in superficie sit morbus; dolor enim non exiguus exor-<text:line-break/>tabitur, si una cum affectu mordeatur, et dolor omnis<text:line-break/>stationem proritat. Quod igitur ex his modice calfacit,<text:line-break/>dolorem non excitat; praese<text:span text:style-name="Default_20_Paragraph_20_Font"><text:span text:style-name="T1">r</text:span></text:span>tim si cum eo conjuncta sit<text:line-break/>humiditas, idque digerere, quod in superficie est, abunde<text:line-break/>potest ; etiamsi vehemens digerendi facultas ejusmodi<text:line-break/>medicamento non insiti At si in superficie pars affectu<text:line-break/>omnino non sit, sed in profundo, eaque vacuari deside-<text:line-break/>ret, intendendus ac augendus est digerentis medicamenti<text:line-break/>calor. Periculum enim est, ne) antequam ad profundum<text:line-break/>perveniat, resolvatur, neque tamen partes in superficie<text:line-break/>sitae contactae molestiam aliquam sentiunt, utpote quae<text:line-break/>allectae non sint. Quocirca nunc quoque ad calidiorum<text:line-break/>simul et acriorum medicamentorum usum haec duo con-<text:line-break/>tingunt, nempe ut partes, quae in superficie sunt, tole-<text:line-break/>rent, et profundae egeant. Haec igitur ex affectae par-<text:line-break/>sis positura juoicatio sumitur. Deinceps vero confidere-<text:line-break/>tnuv, an ad curationem aliquid dedit. Deesse enim non<text:line-break/>pauca videntur- Ex affectis iedibus, quae supervacuam</text:p>
      <text:p text:style-name="P1">fluxionem recipiunt, aliae rarae, fungosae .ac molles<text:line-break/>natura sunt; aliae vero densae, compactae ac durae.<text:line-break/>Priores facile vacuantur; posteriores vero acriora reme-<text:line-break/>dia efflagitant, quaeque partium tenuitate praedita sint,<text:line-break/>eo quidem majore, quo altius delitescunt. Haec rursus<text:line-break/>altera sit indicatio, quae ab affectae partis substantia fa-<text:line-break/>uritur. Alia vero a conformatione simul et positura du-<text:line-break/>citur. Ponatur, exempli gratia, jecur ante dicto affectu<text:line-break/>laborare , in extremis venarum angustiis impactos esse<text:line-break/>humores lentos aut crass<text:span text:style-name="Default_20_Paragraph_20_Font"><text:span text:style-name="T1">a</text:span></text:span>s, aut multos. Annon cibo et<text:line-break/>potu extenuante primum quidem crassitiem ac lentorem<text:line-break/>promptum est extenuare? postea vero, quod infestat, non<text:line-break/>per caecas et angustas vias solum, sed et latas evacuare?<text:line-break/>lu jecore enim sunt venae et patentiores et plurimae;<text:line-break/>desinunt autem, quae in gibbis sunt, in cavam venam,<text:line-break/>quae vero in simis, in portam. Quocirca jam promptis.<text:line-break/>simum tibi est, humores, in utrislibet sint farcti, va-</text:p>
      <text:p text:style-name="P1">enare; ad ventrem quidem trahendo, si in limarum ve-<text:line-break/>ris impacti sint, medicamentis attrahendi vi praeditis,<text:line-break/>ser cavam autem venam, fi in ei proximis venis, ad<text:line-break/>urinas deducendo. Praeter has vero altera ab. ipfo je-<text:line-break/>eum tanquam venarum principio sumitur indicatio. Quo-<text:line-break/>riam enim jecur natura non fe fotum (quales sunt plu-<text:line-break/>rituae animantis partes) moderatur, <text:span text:style-name="Default_20_Paragraph_20_Font"><text:span text:style-name="T1">t</text:span></text:span>est et in venas vim<text:line-break/>sima transfundit, periculum est, si laxantibus tum per-<text:line-break/>titionibus tum cataplasmatis robur ejus resolvamus, ne<text:line-break/>ipfnm in primis, deinde omnes ejus venas inefficaces ad<text:line-break/>obeundas <text:span text:style-name="Default_20_Paragraph_20_Font"><text:span text:style-name="T1">t</text:span></text:span>uas actiones reddamus. Quocirca in ejus cura-<text:line-break/>bone n<text:span text:style-name="Default_20_Paragraph_20_Font"><text:span text:style-name="T1">o</text:span></text:span>n nihil adstringentium meuicamentorum misceo-<text:line-break/>iam est. Sed quoniam in alto admodum corpore efi si-<text:line-break/>tum, periculum est, ne adstringentis medicamenti facul-<text:line-break/>tas resolvatur, nisi ab aliqua materia tenuitate partium<text:line-break/>donata, qualis est odoramentorum. adducatur. Praestat<text:line-break/>autem, adstringens medicamentum statim ab ortu vim odo-<text:line-break/>tata habere; quod enim duas habet congenitas qualitates</text:p>
      <text:p text:style-name="P1">et facultates, efficacius est. Itaque .vacuetur, quod prae.<text:line-break/>ter naturam in partem jam fluxit, nativa vero humorum<text:line-break/>symmetria convenieutiaque supersit. . Co<text:span text:style-name="Default_20_Paragraph_20_Font"><text:span text:style-name="T1">n</text:span></text:span>siderandum et<text:line-break/>hic, au a flexionis qualitate ejus partis temperatura<text:line-break/>mutata sit (si quidem pituitosa erat, refrigeratum ; sin<text:line-break/>biliosa, calfactum jecur est), ut, absolute curata lutea:-<text:line-break/>perie, sanitas restituatur. Restituemus autem contradant<text:line-break/>qualitatem obsidentes, ut in intemperaturarum curatione<text:line-break/>diximus, tantum uuamquamque partem refrigerantes,<text:line-break/>quantum ejus calor excesserit. Quocirca rursus hic ne-<text:line-break/>cessatio ejus nativa temperies cognoscenda est. Nant<text:line-break/>quomodo scire poterimus partis natura frigidioris aut<text:line-break/>calidioris exuperantiam , aut quando a refrigerando cei-<text:line-break/>fandum fit, si caloris natini modum ignoremus? Eadem<text:line-break/>ratione, si frigidiorem calfacientes ignoremus naturalis<text:line-break/>ejus frigoris modum. Itaque neque quod commode <text:span text:style-name="Default_20_Paragraph_20_Font"><text:span text:style-name="T1">c</text:span></text:span>al-<text:line-break/>faciat, neque quando a calfaciend<text:span text:style-name="Default_20_Paragraph_20_Font"><text:span text:style-name="T1">a</text:span></text:span> cessandum sit, inre-<text:line-break/>utre poterimus.</text:p>
      <text:h text:style-name="P8" text:outline-level="2">cap. XXXU </text:h>
      <text:p text:style-name="P9">Quoniam de his abunde disputavi-<text:line-break/>nas, ad ea, quae numero praeter naturam insunt, jam<text:line-break/>transeundum est. Quorum quum duplex sit differentia,<text:line-break/>albus pars aliqua deest, hanc sarcire studeamus, eo<text:line-break/>quem paulo ante diximus modo naturae famulantes.<text:line-break/>suibus vero abundat, recidere vel scalpro vel igni vel<text:line-break/>adurente medicamento. Haec igitur omnia lore sanescunt,<text:line-break/>fed non omnia generantur; ut in libro de femine pro-<text:line-break/>istum est Quaedam autem non gignuntur, sed in eo-<text:line-break/>nun locum aliquid substituitur; ut, si os omnino exemp-<text:line-break/>titn sit, altera materia, quae ab osse et carne differat,<text:line-break/>iu ea ipsa parte regigni potest, quae veluti caro quae- -<text:line-break/>lini callofa est,. aut callus carnosus, qui temporis pro-.<text:line-break/>usia in naturam magis callosam transit, initio statim<text:line-break/>alius carnem .referens. In quacunque autem parte<text:line-break/>amissa materia est, quae nec eadem specie nec similis<text:line-break/>restitui potest., .. ornatum que<text:span text:style-name="Default_20_Paragraph_20_Font"><text:span text:style-name="T1">n</text:span></text:span>dam tertius scop<text:span text:style-name="Default_20_Paragraph_20_Font"><text:span text:style-name="T1">a</text:span></text:span>s invenit,.</text:p>
      <text:p text:style-name="P1">ut in mutilatis. Perspicuum autem est, ge<text:span text:style-name="Default_20_Paragraph_20_Font"><text:span text:style-name="T1">n</text:span></text:span>us h<text:span text:style-name="Default_20_Paragraph_20_Font"><text:span text:style-name="T1">o</text:span></text:span>c cata<text:line-break/>eo communitatem habere, quod ad magnitudinem porti.<text:line-break/>net. Quod enim ex eo fecundum naturam est, magni-<text:line-break/>tudini vicinum est. Solum autem dissidet, quum praeter<text:line-break/>naturam est. lu quo genere primum quod abundat tol-<text:line-break/>Iendum, aut, si assequi id nequeas, transponendum est,<text:line-break/>ut in suffusionibus. Quibus autem non integrae quidem<text:line-break/>partes , sed ex his portiones imminutae sunt vel auctae<text:line-break/>praeter modum, alere quidem ac generare, quae dest.<text:line-break/>ciunt; quae vero redundant, demere ac minuere repo.<text:line-break/>mereque oportet. Unde neque alius in ipsis finis al<text:line-break/>neque genere diversa remediorum forma. Sed ad resi-<text:line-break/>quum salubrium causarum genus veniendum est, quod<text:line-break/>ea emendat, quae suo loco exciderunt, veluti ossa sedi-<text:line-break/>bus suis emota , et intestina in scrotunr prolapsis. fila<text:line-break/>quidem violenta tensione veI impulsione , haec dilatatione<text:line-break/>vel ruptura continentis membranae fiunt. ltaque curau-<text:line-break/>tur priora quidem adversae partis tensione et in adver-<text:line-break/>fam partem repulsione ; posteriora vero, si continens mem-</text:p>
      <text:p text:style-name="P1">brana cogatur ac firmetur ; quae quemadmodum fieri de-<text:line-break/>beant., in libris de curandi ratione explicatum esu</text:p>
      <text:h text:style-name="Heading_20_2" text:outline-level="2">Cap. XXXVI.</text:h>
      <text:p text:style-name="P9"><text:s/>Deinceps autem de his disserendum<text:line-break/>est, quae inj priore sermone distulimus. Haec autem prae-<text:line-break/>carentia dicimus. Quorum triplex est lu genere dissis-<text:line-break/>realia: una quidem hominis inculpata valetudine fruen-<text:line-break/>sis; altera, de qua conqueri liceat; tertia vero aegrotan-<text:line-break/>tis est. Primum autem genus, quod, ut ante diximus,<text:line-break/>duplex est, ad salubrium; fecundum autem ad praeca-<text:line-break/>vtutium; tertium vero ad curantium disputationem per-<text:line-break/>sinet. Universum autem hoc genus in humoribus maxi-<text:line-break/>tne consistit; quos nec lentos, nec crassius, nec multos;<text:line-break/>nec admodum calidos aut frigidos, nec mordaces, nec<text:line-break/>putres, nec pestilentes esse oportet. Aucti enim morbos<text:line-break/>gignunt. Augentur autem interdum quidem ab eadem<text:line-break/>caula, quae ab initio eos procreavit, aliquando vero a<text:line-break/>eibis corporis humores in <text:span text:style-name="Default_20_Paragraph_20_Font"><text:span text:style-name="T1">t</text:span></text:span>uam naturam immutantibus.</text:p>
      <text:p text:style-name="P1">Horum autem curandorum duplex est scopas, nempe<text:line-break/>immutatio et evacuatio. Immutantur vel ab ipfo cor-<text:line-break/>pure eos concoquente , vel a quibusdam medicamentis, in<text:line-break/>quibus tum ea continentur, quae. animalium venis me-<text:line-break/>dentur, Graeci <text:span text:style-name="Default_20_Paragraph_20_Font"><text:span text:style-name="T2">ι</text:span></text:span><text:span text:style-name="Default_20_Paragraph_20_Font"><text:span text:style-name="T3">ο</text:span></text:span><text:span text:style-name="Default_20_Paragraph_20_Font"><text:span text:style-name="T2">βόλα</text:span></text:span><text:span text:style-name="Default_20_Paragraph_20_Font"><text:span text:style-name="T5"> </text:span></text:span>vocant, tum quae exitialia phar-<text:line-break/>maca permutant. Evacuantur autem a medicamentis po-<text:line-break/>tenter ealsacientibus , et purgationibus, clysteribus, et<text:line-break/>sudoribus , et vomitionibus. Atque hae fiunt communes<text:line-break/>eorum ver<text:span text:style-name="Default_20_Paragraph_20_Font"><text:span text:style-name="T1">n</text:span></text:span>ationes. Propriae vero ex locis , in quibus<text:line-break/>acervantur, sumuntur, quemadmodum in libris defrui-<text:line-break/>tate tuenda , praesertim tertio et quarto docuimus : ubi<text:line-break/>de lassitudinibus aliisque lassitudini proximis affectibus<text:line-break/>disputavimus. Promptius enim primarum venarum ex-<text:line-break/>crementa per ventrem, jecoris vero per urinas expel-<text:line-break/>luatur, et per sudores, qui in toto corporis habitu con-<text:line-break/>tineutur; quemadmodum per palatum, aut nares, aut<text:line-break/>utrumque, quae caput occupant; et quae in latis thura-</text:p>
      <text:p text:style-name="P1">eis fpatiis sunt, per guttur ima cum tussi reiiciuntur;<text:line-break/>quae vero in renibus vel vesica resident, per urinas.<text:line-break/>stevellendi autem ad longinquissima communis^ est eat-<text:line-break/>riam partium iudicatio, quemadmodum derivandi ad<text:line-break/>propinqua. Quaecunque vero ejusmodi assectiones eu-<text:line-break/>raut, salubres .causae dicuntur, quemadmodum morbosae,<text:line-break/>quae has adaugent, et neutrae, quae neque laedunt, ne-<text:line-break/>que juvant. Posset autenti quispiam ne quidem causa::.<text:line-break/>omnino appellare, quales multi sophistae sunt, qui -re-<text:line-break/>ram differentias contemnunt, plurimum vero temporis<text:line-break/>in nominibus conterunt; advectus quos in aliis operibus<text:line-break/>plurima scripsimus. Haec igitur est artis pars, quae pro-<text:line-break/>phylaetice dicitur.</text:p>
      <text:h text:style-name="Heading_20_2" text:outline-level="2">cap. XXXVII. </text:h>
      <text:p text:style-name="P9">Convalescentibus autem ex morbo.<text:line-break/>ac senibus ea debetur victus ratio, quae Graecis ana-<text:line-break/>lectice et anatbreptice dicitur, hoc est instauratrix et<text:line-break/>altrix. Qualis vero fit eorum affectio, et quibus potis-<text:line-break/>simum. causis ad naturalem statum revocentur; in libris-</text:p>
      <text:p text:style-name="P1">de curandi ratione late ac- diffuse disputatum est; in<text:line-break/>hoc autem opere summatim docebimus. Ejusmodi igitur<text:line-break/>est haec affectio. Probus quidem fanguis est, fed paa-<text:line-break/>tus, cum quo et spiritus vitalis, ut vocant, et animalis.<text:line-break/>Solidae quoque partes sicciores, unde et earum vires<text:line-break/>imbecilliores, ob quas universum corpus frigidius existit.<text:line-break/>Salubres autem caulae commemoratam affectionem emen-<text:line-break/>dant, quae, ut summatim dicam, celeriter ac tuto cor-<text:line-break/>pus alunt; particulatim i vero moderatus motus, cibus,<text:line-break/>potus et iomnus. Motuum vero materia gestationes<text:line-break/>sunt;. ambulationes, frictiones, et balneae. Qu<text:span text:style-name="Default_20_Paragraph_20_Font"><text:span text:style-name="T1">o</text:span></text:span>d fi ex<text:line-break/>his multo melius habeant, quotidiana opera paulatim<text:line-break/>tractent. Cibos autem interdum quidem humidos coctu-<text:line-break/>que faciles et minime frigidos fumant , temp<text:span text:style-name="Default_20_Paragraph_20_Font"><text:span text:style-name="T1">o</text:span></text:span>ris vero<text:line-break/>progressu et eos, qui. uberius alam. C<text:span text:style-name="Default_20_Paragraph_20_Font"><text:span text:style-name="T1">o</text:span></text:span>mmode vero is<text:line-break/>potu vinum datur, -aetate quidem medium, forma vero<text:line-break/>purum ac pellucidum, sive id album sit,. sive fubstavum,.<text:line-break/>odore secundum, quod gustu nec aquam omnino, nec</text:p>
      <text:p text:style-name="P1">vebemenlem aliquam qualitatem referat. Itaque nec<text:line-break/>dulce fit, nec acre, nec amarum. De his autem,<text:line-break/>at modo dicebam, in libris de curandi ratione fusissime<text:line-break/>est disputatum. Nunc enim in singula percurrere non<text:line-break/>statuimus, sed tantum eorum, quae in aliis operibus fuse<text:line-break/>disputata funi, capita commemorare; quorum ubi nu-<text:line-break/>uterum et qualitatem recensuero , huic libro finem im-<text:line-break/>ponam. Ante autem diximus, alterum esse librum, in<text:line-break/>quo de constitutione artis medicae disseruimus; quem<text:line-break/>duo priores de artium constitutione praecedunt, verum<text:line-break/>bi quidem una cum hoc, quem nunc absolvimus, in<text:line-break/>eorum ordine, quos fuse lateque tractavimus,. numerandi<text:line-break/>non fanti -lili vero hunc habent ordinem. De elemen-<text:line-break/>tis juxta Hippocratis sententiam. liber unus, quem tres<text:line-break/>de temperamentis sequuntur; quorum duo priores. de<text:line-break/>animantium, tertius vero de medicamentorum tempera-<text:line-break/>mentis tractat, Eam ob rem opus de simplicium atrii-<text:line-break/>ramentorum facultatibus probe intelligi non potest., nisi</text:p>
      <text:p text:style-name="P1">tertio de temperamentis accurate cognito. Alius auteat<text:line-break/>liber exiguus,- cui titulus est de inaequali intemperie,<text:line-break/>duos .priores de - elementis sequitur. Cui similiter alii<text:line-break/>duo parvi succedunt : quorum alter de optima corporis<text:line-break/>constitutione; alter de bono- habitu inscribitur. sequitur<text:line-break/>aliud opus, quod -tres libros complectitur, de naturali-<text:line-break/>bus facultatibus: quod,- si lubet, -aut post duos de tam-<text:line-break/>pe ramentis, aut post librum de elementis legere poteris.<text:line-break/>Post hunc vero in pluribus libris de functionibus ani-<text:line-break/>mae disseruimus. Quoniam autem ad eas demonstrandas<text:line-break/>non .parum conferunt ea, quae ex corporum dissectisnb<text:line-break/>bus nobis apparent, prius in illis te exercere oportet:<text:line-break/>quorum maxime utilis est- liber, qui de anatomicis ad-<text:line-break/>ministrationibus inscribitur. Praeter hos autem plures<text:line-break/>alii sunt, quorum duo de dissentionis dissensione, unus<text:line-break/>vero de mortuorum dissectione; quos ordine sequantur<text:line-break/>duo de viventium dissectione. In aliis vero quibusdam<text:line-break/>speciatim ad initiatos de ossibus conscripsimus; iti quo</text:p>
      <text:p text:style-name="P1">genere -musculorum <text:span text:style-name="Default_20_Paragraph_20_Font"><text:span text:style-name="T9">, </text:span></text:span>nervorum, arteriarum et venarum<text:line-break/>dissectio, et alia id genus habentur. Et liber, cui titu-<text:line-break/>lus est, an sanguis natura in arteriis continetur. Eorum<text:line-break/>vero, qui partium actiones produnt., duo quidem sunt de<text:line-break/>turibulorum , tres vero de thoracis et pulmonis motu:<text:line-break/>quibus deinceps succedit liber de respirationis causis; post<text:line-break/>bane liber de voce. De animae principatu, ac aliis<text:line-break/>amnibus, quae naturae et animae- actiones requirunt ac<text:line-break/>scrutantur, in opere de Hippocratis et Platonis placitis<text:line-break/>(quod ex multis libris constat) tractavimus. . In eodem<text:line-break/>contemplationis genere sunt libri de femine, quos feor-<text:line-break/>fum scripsimus. Item de corporum dissectione Hippo-<text:line-break/>eratis : quibus omnibus succedit opus de usu partium.<text:line-break/>rd morborum autem cognitionem liber de locis affectis<text:line-break/>confert, et de pulsibus; in quo et de praenotione doce-<text:line-break/>nuts. Librum vero de pulsibus alii duo praecedunt,<text:line-break/>unus quidem de respirationis, alter de pulsuum usu.</text:p>
      <text:p text:style-name="P1">Liber autem de pulsibus in quatuor distribuitur; unum<text:line-break/>quidem de eorum differentiis ,. alterum autem de cogni-<text:line-break/>tione, tertium de eorum causis, et quartum de ea .quae<text:line-break/>ex pulsibus sumitur praenotione. In hoc genere est li-<text:line-break/>ber ad initiatos, qui de pulsibus inscribitur. Alium vero<text:line-break/>librum velut omnium horum compendium scribere in<text:line-break/>animo est , quem vel artem de pulsibus vel compendium<text:line-break/>inscribam. Ad hanc autem contemplationem conferunt,<text:line-break/>quae in librum Arclrigenis de pulsibus enarramus ac in-<text:line-break/>terpretamur. Maxime vero ad praenotiones conducit<text:line-break/>commentatio de judiciis; quam liber de diebus judicia-<text:line-break/>riis praecedit. Sed et de spirandi difficultate opus tum<text:line-break/>ad praesentis affectus cognitionem, tum ad praenofcen-<text:line-break/>dum tam bonum quam malum morbi successum est utile.<text:line-break/>omnium igitur horum nonnullorumque aliorum fingu.<text:line-break/>larium librorum cognitio utilis est; cujusm<text:span text:style-name="Default_20_Paragraph_20_Font"><text:span text:style-name="T1">o</text:span></text:span>di est de</text:p>
      <text:p text:style-name="P1">causis evidentibus, de medica experientia, de extenuante<text:line-break/>victu, et de venarum sectione ad Erasistratum, et de<text:line-break/>tumoribus praeter naturam; similiter autem et de pleni-<text:line-break/>tudine et id genus alii. Ad curandi autem rationem<text:line-break/>omnium maxime necessarii funt de morborum et fympto-<text:line-break/>malum differentiis libri tres, in quibus morborum causae<text:line-break/>tractantur. Praeter hos alii tres sunt, in quibus expli-<text:line-break/>csntur symptomatum caulae. Sunt et de simplicium me-<text:line-break/>dieamentorum facultatibus libri, de quibus ante memi-<text:line-break/>nimus, et de medicamentorum compositione, quibus libri<text:line-break/>de curandi ratione succedunt. Seorsum autem de vale-<text:line-break/>basine tuenda opus scripsimus. Quod vero ante hos<text:line-break/>omnes exerceri in opere de demonstratione eum opor-<text:line-break/>teat, qui artem cum ratione tractaturus sit, in libro<text:line-break/>de optima <text:span text:style-name="Default_20_Paragraph_20_Font"><text:span text:style-name="T1">t</text:span></text:span>ecta declaratum est. Reliquos autem libros<text:line-break/>ac c<text:span text:style-name="Default_20_Paragraph_20_Font"><text:span text:style-name="T1">o</text:span></text:span>mmentarios a nobis conscriptos nunc percurrere</text:p>
      <text:p text:style-name="P1">necessarium non est, quum de hisce omnibus alibi simas<text:line-break/>tractaturi in uno atque forte altero libro, quem iti<text:line-break/>inscribemus, Galeni de propriis libr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3-01-04T12:28:00Z</meta:creation-date>
    <dc:date>2023-01-04T13:36:30.891000000</dc:date>
    <meta:editing-cycles>3</meta:editing-cycles>
    <meta:editing-duration>PT7M42S</meta:editing-duration>
    <meta:document-statistic meta:table-count="0" meta:image-count="0" meta:object-count="0" meta:page-count="108" meta:paragraph-count="182" meta:word-count="14809" meta:character-count="102395" meta:non-whitespace-character-count="87732"/>
    <meta:template xlink:type="simple" xlink:actuate="onRequest" xlink:title="" xlink:href="Normal.dotm"/>
  </office:meta>
</office:document-meta>
</file>